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<text:s/>Ост 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2];2)" office:value-type="string" office:string-value="1" calcext:value-type="string">
            <text:p>1</text:p>
          </table:table-cell>
          <table:table-cell table:formula="of:=MOD([.A2];4)" office:value-type="float" office:value="1" calcext:value-type="float">
            <text:p>1</text:p>
          </table:table-cell>
          <table:table-cell table:formula="of:=COM.MICROSOFT.IFS(     [.C11]=0; CONCATENATE([.B11];&quot;00&quot;);     [.C11]=1; CONCATENATE([.B11];&quot;01&quot;);     [.C11]=2; CONCATENATE([.B11];&quot;10&quot;);     [.C11]=3; CONCATENATE([.B11];&quot;11&quot;) )" office:value-type="string" office:string-value="101010" calcext:value-type="string">
            <text:p>101010</text:p>
          </table:table-cell>
          <table:table-cell table:formula="of:=DECIMAL([.D2];2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3];2)" office:value-type="string" office:string-value="10" calcext:value-type="string">
            <text:p>10</text:p>
          </table:table-cell>
          <table:table-cell table:formula="of:=MOD([.A3];4)" office:value-type="float" office:value="2" calcext:value-type="float">
            <text:p>2</text:p>
          </table:table-cell>
          <table:table-cell table:formula="of:=COM.MICROSOFT.IFS(     [.C12]=0; CONCATENATE([.B12];&quot;00&quot;);     [.C12]=1; CONCATENATE([.B12];&quot;01&quot;);     [.C12]=2; CONCATENATE([.B12];&quot;10&quot;);     [.C12]=3; CONCATENATE([.B12];&quot;11&quot;) )" office:value-type="string" office:string-value="101111" calcext:value-type="string">
            <text:p>101111</text:p>
          </table:table-cell>
          <table:table-cell table:formula="of:=DECIMAL([.D3];2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4];2)" office:value-type="string" office:string-value="11" calcext:value-type="string">
            <text:p>11</text:p>
          </table:table-cell>
          <table:table-cell table:formula="of:=MOD([.A4];4)" office:value-type="float" office:value="3" calcext:value-type="float">
            <text:p>3</text:p>
          </table:table-cell>
          <table:table-cell table:formula="of:=COM.MICROSOFT.IFS(     [.C13]=0; CONCATENATE([.B13];&quot;00&quot;);     [.C13]=1; CONCATENATE([.B13];&quot;01&quot;);     [.C13]=2; CONCATENATE([.B13];&quot;10&quot;);     [.C13]=3; CONCATENATE([.B13];&quot;11&quot;) )" office:value-type="string" office:string-value="110000" calcext:value-type="string">
            <text:p>110000</text:p>
          </table:table-cell>
          <table:table-cell table:formula="of:=DECIMAL([.D4];2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5];2)" office:value-type="string" office:string-value="100" calcext:value-type="string">
            <text:p>100</text:p>
          </table:table-cell>
          <table:table-cell table:formula="of:=MOD([.A5];4)" office:value-type="float" office:value="0" calcext:value-type="float">
            <text:p>0</text:p>
          </table:table-cell>
          <table:table-cell table:formula="of:=COM.MICROSOFT.IFS(     [.C14]=0; CONCATENATE([.B14];&quot;00&quot;);     [.C14]=1; CONCATENATE([.B14];&quot;01&quot;);     [.C14]=2; CONCATENATE([.B14];&quot;10&quot;);     [.C14]=3; CONCATENATE([.B14];&quot;11&quot;) )" office:value-type="string" office:string-value="110101" calcext:value-type="string">
            <text:p>110101</text:p>
          </table:table-cell>
          <table:table-cell table:formula="of:=DECIMAL([.D5];2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6];2)" office:value-type="string" office:string-value="101" calcext:value-type="string">
            <text:p>101</text:p>
          </table:table-cell>
          <table:table-cell table:formula="of:=MOD([.A6];4)" office:value-type="float" office:value="1" calcext:value-type="float">
            <text:p>1</text:p>
          </table:table-cell>
          <table:table-cell table:formula="of:=COM.MICROSOFT.IFS(     [.C15]=0; CONCATENATE([.B15];&quot;00&quot;);     [.C15]=1; CONCATENATE([.B15];&quot;01&quot;);     [.C15]=2; CONCATENATE([.B15];&quot;10&quot;);     [.C15]=3; CONCATENATE([.B15];&quot;11&quot;) )" office:value-type="string" office:string-value="111010" calcext:value-type="string">
            <text:p>111010</text:p>
          </table:table-cell>
          <table:table-cell table:formula="of:=DECIMAL([.D6];2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7];2)" office:value-type="string" office:string-value="110" calcext:value-type="string">
            <text:p>110</text:p>
          </table:table-cell>
          <table:table-cell table:formula="of:=MOD([.A7];4)" office:value-type="float" office:value="2" calcext:value-type="float">
            <text:p>2</text:p>
          </table:table-cell>
          <table:table-cell table:formula="of:=COM.MICROSOFT.IFS(     [.C16]=0; CONCATENATE([.B16];&quot;00&quot;);     [.C16]=1; CONCATENATE([.B16];&quot;01&quot;);     [.C16]=2; CONCATENATE([.B16];&quot;10&quot;);     [.C16]=3; CONCATENATE([.B16];&quot;11&quot;) )" office:value-type="string" office:string-value="111111" calcext:value-type="string">
            <text:p>111111</text:p>
          </table:table-cell>
          <table:table-cell table:formula="of:=DECIMAL([.D7];2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8];2)" office:value-type="string" office:string-value="111" calcext:value-type="string">
            <text:p>111</text:p>
          </table:table-cell>
          <table:table-cell table:formula="of:=MOD([.A8];4)" office:value-type="float" office:value="3" calcext:value-type="float">
            <text:p>3</text:p>
          </table:table-cell>
          <table:table-cell table:formula="of:=COM.MICROSOFT.IFS(     [.C17]=0; CONCATENATE([.B17];&quot;00&quot;);     [.C17]=1; CONCATENATE([.B17];&quot;01&quot;);     [.C17]=2; CONCATENATE([.B17];&quot;10&quot;);     [.C17]=3; CONCATENATE([.B17];&quot;11&quot;) )" office:value-type="string" office:string-value="1000000" calcext:value-type="string">
            <text:p>1000000</text:p>
          </table:table-cell>
          <table:table-cell table:formula="of:=DECIMAL([.D8];2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9];2)" office:value-type="string" office:string-value="1000" calcext:value-type="string">
            <text:p>1000</text:p>
          </table:table-cell>
          <table:table-cell table:formula="of:=MOD([.A9];4)" office:value-type="float" office:value="0" calcext:value-type="float">
            <text:p>0</text:p>
          </table:table-cell>
          <table:table-cell table:formula="of:=COM.MICROSOFT.IFS(     [.C18]=0; CONCATENATE([.B18];&quot;00&quot;);     [.C18]=1; CONCATENATE([.B18];&quot;01&quot;);     [.C18]=2; CONCATENATE([.B18];&quot;10&quot;);     [.C18]=3; CONCATENATE([.B18];&quot;11&quot;) )" office:value-type="string" office:string-value="1000101" calcext:value-type="string">
            <text:p>1000101</text:p>
          </table:table-cell>
          <table:table-cell table:formula="of:=DECIMAL([.D9];2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0];2)" office:value-type="string" office:string-value="1001" calcext:value-type="string">
            <text:p>1001</text:p>
          </table:table-cell>
          <table:table-cell table:formula="of:=MOD([.A10];4)" office:value-type="float" office:value="1" calcext:value-type="float">
            <text:p>1</text:p>
          </table:table-cell>
          <table:table-cell table:formula="of:=COM.MICROSOFT.IFS(     [.C19]=0; CONCATENATE([.B19];&quot;00&quot;);     [.C19]=1; CONCATENATE([.B19];&quot;01&quot;);     [.C19]=2; CONCATENATE([.B19];&quot;10&quot;);     [.C19]=3; CONCATENATE([.B19];&quot;11&quot;) )" office:value-type="string" office:string-value="1001010" calcext:value-type="string">
            <text:p>1001010</text:p>
          </table:table-cell>
          <table:table-cell table:formula="of:=DECIMAL([.D10];2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1];2)" office:value-type="string" office:string-value="1010" calcext:value-type="string">
            <text:p>1010</text:p>
          </table:table-cell>
          <table:table-cell table:formula="of:=MOD([.A11];4)" office:value-type="float" office:value="2" calcext:value-type="float">
            <text:p>2</text:p>
          </table:table-cell>
          <table:table-cell table:formula="of:=COM.MICROSOFT.IFS(     [.C20]=0; CONCATENATE([.B20];&quot;00&quot;);     [.C20]=1; CONCATENATE([.B20];&quot;01&quot;);     [.C20]=2; CONCATENATE([.B20];&quot;10&quot;);     [.C20]=3; CONCATENATE([.B20];&quot;11&quot;) )" office:value-type="string" office:string-value="1001111" calcext:value-type="string">
            <text:p>1001111</text:p>
          </table:table-cell>
          <table:table-cell table:formula="of:=DECIMAL([.D11];2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2];2)" office:value-type="string" office:string-value="1011" calcext:value-type="string">
            <text:p>1011</text:p>
          </table:table-cell>
          <table:table-cell table:formula="of:=MOD([.A12];4)" office:value-type="float" office:value="3" calcext:value-type="float">
            <text:p>3</text:p>
          </table:table-cell>
          <table:table-cell table:formula="of:=COM.MICROSOFT.IFS(     [.C21]=0; CONCATENATE([.B21];&quot;00&quot;);     [.C21]=1; CONCATENATE([.B21];&quot;01&quot;);     [.C21]=2; CONCATENATE([.B21];&quot;10&quot;);     [.C21]=3; CONCATENATE([.B21];&quot;11&quot;) )" office:value-type="string" office:string-value="1010000" calcext:value-type="string">
            <text:p>1010000</text:p>
          </table:table-cell>
          <table:table-cell table:formula="of:=DECIMAL([.D12];2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3];2)" office:value-type="string" office:string-value="1100" calcext:value-type="string">
            <text:p>1100</text:p>
          </table:table-cell>
          <table:table-cell table:formula="of:=MOD([.A13];4)" office:value-type="float" office:value="0" calcext:value-type="float">
            <text:p>0</text:p>
          </table:table-cell>
          <table:table-cell table:formula="of:=COM.MICROSOFT.IFS(     [.C22]=0; CONCATENATE([.B22];&quot;00&quot;);     [.C22]=1; CONCATENATE([.B22];&quot;01&quot;);     [.C22]=2; CONCATENATE([.B22];&quot;10&quot;);     [.C22]=3; CONCATENATE([.B22];&quot;11&quot;) )" office:value-type="string" office:string-value="1010101" calcext:value-type="string">
            <text:p>1010101</text:p>
          </table:table-cell>
          <table:table-cell table:formula="of:=DECIMAL([.D13];2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4];2)" office:value-type="string" office:string-value="1101" calcext:value-type="string">
            <text:p>1101</text:p>
          </table:table-cell>
          <table:table-cell table:formula="of:=MOD([.A14];4)" office:value-type="float" office:value="1" calcext:value-type="float">
            <text:p>1</text:p>
          </table:table-cell>
          <table:table-cell table:formula="of:=COM.MICROSOFT.IFS(     [.C23]=0; CONCATENATE([.B23];&quot;00&quot;);     [.C23]=1; CONCATENATE([.B23];&quot;01&quot;);     [.C23]=2; CONCATENATE([.B23];&quot;10&quot;);     [.C23]=3; CONCATENATE([.B23];&quot;11&quot;) )" office:value-type="string" office:string-value="1011010" calcext:value-type="string">
            <text:p>1011010</text:p>
          </table:table-cell>
          <table:table-cell table:formula="of:=DECIMAL([.D14];2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5];2)" office:value-type="string" office:string-value="1110" calcext:value-type="string">
            <text:p>1110</text:p>
          </table:table-cell>
          <table:table-cell table:formula="of:=MOD([.A15];4)" office:value-type="float" office:value="2" calcext:value-type="float">
            <text:p>2</text:p>
          </table:table-cell>
          <table:table-cell table:formula="of:=COM.MICROSOFT.IFS(     [.C24]=0; CONCATENATE([.B24];&quot;00&quot;);     [.C24]=1; CONCATENATE([.B24];&quot;01&quot;);     [.C24]=2; CONCATENATE([.B24];&quot;10&quot;);     [.C24]=3; CONCATENATE([.B24];&quot;11&quot;) )" office:value-type="string" office:string-value="1011111" calcext:value-type="string">
            <text:p>1011111</text:p>
          </table:table-cell>
          <table:table-cell table:formula="of:=DECIMAL([.D15];2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6];2)" office:value-type="string" office:string-value="1111" calcext:value-type="string">
            <text:p>1111</text:p>
          </table:table-cell>
          <table:table-cell table:formula="of:=MOD([.A16];4)" office:value-type="float" office:value="3" calcext:value-type="float">
            <text:p>3</text:p>
          </table:table-cell>
          <table:table-cell table:formula="of:=COM.MICROSOFT.IFS(     [.C25]=0; CONCATENATE([.B25];&quot;00&quot;);     [.C25]=1; CONCATENATE([.B25];&quot;01&quot;);     [.C25]=2; CONCATENATE([.B25];&quot;10&quot;);     [.C25]=3; CONCATENATE([.B25];&quot;11&quot;) )" office:value-type="string" office:string-value="1100000" calcext:value-type="string">
            <text:p>1100000</text:p>
          </table:table-cell>
          <table:table-cell table:formula="of:=DECIMAL([.D16];2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7];2)" office:value-type="string" office:string-value="10000" calcext:value-type="string">
            <text:p>10000</text:p>
          </table:table-cell>
          <table:table-cell table:formula="of:=MOD([.A17];4)" office:value-type="float" office:value="0" calcext:value-type="float">
            <text:p>0</text:p>
          </table:table-cell>
          <table:table-cell table:formula="of:=COM.MICROSOFT.IFS(     [.C26]=0; CONCATENATE([.B26];&quot;00&quot;);     [.C26]=1; CONCATENATE([.B26];&quot;01&quot;);     [.C26]=2; CONCATENATE([.B26];&quot;10&quot;);     [.C26]=3; CONCATENATE([.B26];&quot;11&quot;) )" office:value-type="string" office:string-value="1100101" calcext:value-type="string">
            <text:p>1100101</text:p>
          </table:table-cell>
          <table:table-cell table:formula="of:=DECIMAL([.D17];2)" office:value-type="float" office:value="101" calcext:value-type="float">
            <text:p>101</text:p>
          </table:table-cell>
          <table:table-cell/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8];2)" office:value-type="string" office:string-value="10001" calcext:value-type="string">
            <text:p>10001</text:p>
          </table:table-cell>
          <table:table-cell table:formula="of:=MOD([.A18];4)" office:value-type="float" office:value="1" calcext:value-type="float">
            <text:p>1</text:p>
          </table:table-cell>
          <table:table-cell table:formula="of:=COM.MICROSOFT.IFS(     [.C27]=0; CONCATENATE([.B27];&quot;00&quot;);     [.C27]=1; CONCATENATE([.B27];&quot;01&quot;);     [.C27]=2; CONCATENATE([.B27];&quot;10&quot;);     [.C27]=3; CONCATENATE([.B27];&quot;11&quot;) )" office:value-type="string" office:string-value="1101010" calcext:value-type="string">
            <text:p>1101010</text:p>
          </table:table-cell>
          <table:table-cell table:formula="of:=DECIMAL([.D18];2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19];2)" office:value-type="string" office:string-value="10010" calcext:value-type="string">
            <text:p>10010</text:p>
          </table:table-cell>
          <table:table-cell table:formula="of:=MOD([.A19];4)" office:value-type="float" office:value="2" calcext:value-type="float">
            <text:p>2</text:p>
          </table:table-cell>
          <table:table-cell table:formula="of:=COM.MICROSOFT.IFS(     [.C28]=0; CONCATENATE([.B28];&quot;00&quot;);     [.C28]=1; CONCATENATE([.B28];&quot;01&quot;);     [.C28]=2; CONCATENATE([.B28];&quot;10&quot;);     [.C28]=3; CONCATENATE([.B28];&quot;11&quot;) )" office:value-type="string" office:string-value="1101111" calcext:value-type="string">
            <text:p>1101111</text:p>
          </table:table-cell>
          <table:table-cell table:formula="of:=DECIMAL([.D19];2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0];2)" office:value-type="string" office:string-value="10011" calcext:value-type="string">
            <text:p>10011</text:p>
          </table:table-cell>
          <table:table-cell table:formula="of:=MOD([.A20];4)" office:value-type="float" office:value="3" calcext:value-type="float">
            <text:p>3</text:p>
          </table:table-cell>
          <table:table-cell table:formula="of:=COM.MICROSOFT.IFS(     [.C29]=0; CONCATENATE([.B29];&quot;00&quot;);     [.C29]=1; CONCATENATE([.B29];&quot;01&quot;);     [.C29]=2; CONCATENATE([.B29];&quot;10&quot;);     [.C29]=3; CONCATENATE([.B29];&quot;11&quot;) )" office:value-type="string" office:string-value="1110000" calcext:value-type="string">
            <text:p>1110000</text:p>
          </table:table-cell>
          <table:table-cell table:formula="of:=DECIMAL([.D20];2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1];2)" office:value-type="string" office:string-value="10100" calcext:value-type="string">
            <text:p>10100</text:p>
          </table:table-cell>
          <table:table-cell table:formula="of:=MOD([.A21];4)" office:value-type="float" office:value="0" calcext:value-type="float">
            <text:p>0</text:p>
          </table:table-cell>
          <table:table-cell table:formula="of:=COM.MICROSOFT.IFS(     [.C30]=0; CONCATENATE([.B30];&quot;00&quot;);     [.C30]=1; CONCATENATE([.B30];&quot;01&quot;);     [.C30]=2; CONCATENATE([.B30];&quot;10&quot;);     [.C30]=3; CONCATENATE([.B30];&quot;11&quot;) )" office:value-type="string" office:string-value="1110101" calcext:value-type="string">
            <text:p>1110101</text:p>
          </table:table-cell>
          <table:table-cell table:formula="of:=DECIMAL([.D21];2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2];2)" office:value-type="string" office:string-value="10101" calcext:value-type="string">
            <text:p>10101</text:p>
          </table:table-cell>
          <table:table-cell table:formula="of:=MOD([.A22];4)" office:value-type="float" office:value="1" calcext:value-type="float">
            <text:p>1</text:p>
          </table:table-cell>
          <table:table-cell table:formula="of:=COM.MICROSOFT.IFS(     [.C31]=0; CONCATENATE([.B31];&quot;00&quot;);     [.C31]=1; CONCATENATE([.B31];&quot;01&quot;);     [.C31]=2; CONCATENATE([.B31];&quot;10&quot;);     [.C31]=3; CONCATENATE([.B31];&quot;11&quot;) )" office:value-type="string" office:string-value="1111010" calcext:value-type="string">
            <text:p>1111010</text:p>
          </table:table-cell>
          <table:table-cell table:formula="of:=DECIMAL([.D22];2)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3];2)" office:value-type="string" office:string-value="10110" calcext:value-type="string">
            <text:p>10110</text:p>
          </table:table-cell>
          <table:table-cell table:formula="of:=MOD([.A23];4)" office:value-type="float" office:value="2" calcext:value-type="float">
            <text:p>2</text:p>
          </table:table-cell>
          <table:table-cell table:formula="of:=COM.MICROSOFT.IFS(     [.C32]=0; CONCATENATE([.B32];&quot;00&quot;);     [.C32]=1; CONCATENATE([.B32];&quot;01&quot;);     [.C32]=2; CONCATENATE([.B32];&quot;10&quot;);     [.C32]=3; CONCATENATE([.B32];&quot;11&quot;) )" office:value-type="string" office:string-value="1111111" calcext:value-type="string">
            <text:p>1111111</text:p>
          </table:table-cell>
          <table:table-cell table:formula="of:=DECIMAL([.D23];2)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4];2)" office:value-type="string" office:string-value="10111" calcext:value-type="string">
            <text:p>10111</text:p>
          </table:table-cell>
          <table:table-cell table:formula="of:=MOD([.A24];4)" office:value-type="float" office:value="3" calcext:value-type="float">
            <text:p>3</text:p>
          </table:table-cell>
          <table:table-cell table:formula="of:=COM.MICROSOFT.IFS(     [.C33]=0; CONCATENATE([.B33];&quot;00&quot;);     [.C33]=1; CONCATENATE([.B33];&quot;01&quot;);     [.C33]=2; CONCATENATE([.B33];&quot;10&quot;);     [.C33]=3; CONCATENATE([.B33];&quot;11&quot;) )" office:value-type="string" office:string-value="10000000" calcext:value-type="string">
            <text:p>10000000</text:p>
          </table:table-cell>
          <table:table-cell table:formula="of:=DECIMAL([.D24];2)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5];2)" office:value-type="string" office:string-value="11000" calcext:value-type="string">
            <text:p>11000</text:p>
          </table:table-cell>
          <table:table-cell table:formula="of:=MOD([.A25];4)" office:value-type="float" office:value="0" calcext:value-type="float">
            <text:p>0</text:p>
          </table:table-cell>
          <table:table-cell table:formula="of:=COM.MICROSOFT.IFS(     [.C34]=0; CONCATENATE([.B34];&quot;00&quot;);     [.C34]=1; CONCATENATE([.B34];&quot;01&quot;);     [.C34]=2; CONCATENATE([.B34];&quot;10&quot;);     [.C34]=3; CONCATENATE([.B34];&quot;11&quot;) )" office:value-type="string" office:string-value="10000101" calcext:value-type="string">
            <text:p>10000101</text:p>
          </table:table-cell>
          <table:table-cell table:formula="of:=DECIMAL([.D25];2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6];2)" office:value-type="string" office:string-value="11001" calcext:value-type="string">
            <text:p>11001</text:p>
          </table:table-cell>
          <table:table-cell table:formula="of:=MOD([.A26];4)" office:value-type="float" office:value="1" calcext:value-type="float">
            <text:p>1</text:p>
          </table:table-cell>
          <table:table-cell table:formula="of:=COM.MICROSOFT.IFS(     [.C35]=0; CONCATENATE([.B35];&quot;00&quot;);     [.C35]=1; CONCATENATE([.B35];&quot;01&quot;);     [.C35]=2; CONCATENATE([.B35];&quot;10&quot;);     [.C35]=3; CONCATENATE([.B35];&quot;11&quot;) )" office:value-type="string" office:string-value="10001010" calcext:value-type="string">
            <text:p>10001010</text:p>
          </table:table-cell>
          <table:table-cell table:formula="of:=DECIMAL([.D26];2)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7];2)" office:value-type="string" office:string-value="11010" calcext:value-type="string">
            <text:p>11010</text:p>
          </table:table-cell>
          <table:table-cell table:formula="of:=MOD([.A27];4)" office:value-type="float" office:value="2" calcext:value-type="float">
            <text:p>2</text:p>
          </table:table-cell>
          <table:table-cell table:formula="of:=COM.MICROSOFT.IFS(     [.C36]=0; CONCATENATE([.B36];&quot;00&quot;);     [.C36]=1; CONCATENATE([.B36];&quot;01&quot;);     [.C36]=2; CONCATENATE([.B36];&quot;10&quot;);     [.C36]=3; CONCATENATE([.B36];&quot;11&quot;) )" office:value-type="string" office:string-value="10001111" calcext:value-type="string">
            <text:p>10001111</text:p>
          </table:table-cell>
          <table:table-cell table:formula="of:=DECIMAL([.D27];2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8];2)" office:value-type="string" office:string-value="11011" calcext:value-type="string">
            <text:p>11011</text:p>
          </table:table-cell>
          <table:table-cell table:formula="of:=MOD([.A28];4)" office:value-type="float" office:value="3" calcext:value-type="float">
            <text:p>3</text:p>
          </table:table-cell>
          <table:table-cell table:formula="of:=COM.MICROSOFT.IFS(     [.C37]=0; CONCATENATE([.B37];&quot;00&quot;);     [.C37]=1; CONCATENATE([.B37];&quot;01&quot;);     [.C37]=2; CONCATENATE([.B37];&quot;10&quot;);     [.C37]=3; CONCATENATE([.B37];&quot;11&quot;) )" office:value-type="string" office:string-value="10010000" calcext:value-type="string">
            <text:p>10010000</text:p>
          </table:table-cell>
          <table:table-cell table:formula="of:=DECIMAL([.D28];2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29];2)" office:value-type="string" office:string-value="11100" calcext:value-type="string">
            <text:p>11100</text:p>
          </table:table-cell>
          <table:table-cell table:formula="of:=MOD([.A29];4)" office:value-type="float" office:value="0" calcext:value-type="float">
            <text:p>0</text:p>
          </table:table-cell>
          <table:table-cell table:formula="of:=COM.MICROSOFT.IFS(     [.C38]=0; CONCATENATE([.B38];&quot;00&quot;);     [.C38]=1; CONCATENATE([.B38];&quot;01&quot;);     [.C38]=2; CONCATENATE([.B38];&quot;10&quot;);     [.C38]=3; CONCATENATE([.B38];&quot;11&quot;) )" office:value-type="string" office:string-value="10010101" calcext:value-type="string">
            <text:p>10010101</text:p>
          </table:table-cell>
          <table:table-cell table:formula="of:=DECIMAL([.D29];2)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0];2)" office:value-type="string" office:string-value="11101" calcext:value-type="string">
            <text:p>11101</text:p>
          </table:table-cell>
          <table:table-cell table:formula="of:=MOD([.A30];4)" office:value-type="float" office:value="1" calcext:value-type="float">
            <text:p>1</text:p>
          </table:table-cell>
          <table:table-cell table:formula="of:=COM.MICROSOFT.IFS(     [.C39]=0; CONCATENATE([.B39];&quot;00&quot;);     [.C39]=1; CONCATENATE([.B39];&quot;01&quot;);     [.C39]=2; CONCATENATE([.B39];&quot;10&quot;);     [.C39]=3; CONCATENATE([.B39];&quot;11&quot;) )" office:value-type="string" office:string-value="10011010" calcext:value-type="string">
            <text:p>10011010</text:p>
          </table:table-cell>
          <table:table-cell table:formula="of:=DECIMAL([.D30];2)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1];2)" office:value-type="string" office:string-value="11110" calcext:value-type="string">
            <text:p>11110</text:p>
          </table:table-cell>
          <table:table-cell table:formula="of:=MOD([.A31];4)" office:value-type="float" office:value="2" calcext:value-type="float">
            <text:p>2</text:p>
          </table:table-cell>
          <table:table-cell table:formula="of:=COM.MICROSOFT.IFS(     [.C40]=0; CONCATENATE([.B40];&quot;00&quot;);     [.C40]=1; CONCATENATE([.B40];&quot;01&quot;);     [.C40]=2; CONCATENATE([.B40];&quot;10&quot;);     [.C40]=3; CONCATENATE([.B40];&quot;11&quot;) )" office:value-type="string" office:string-value="10011111" calcext:value-type="string">
            <text:p>10011111</text:p>
          </table:table-cell>
          <table:table-cell table:formula="of:=DECIMAL([.D31];2)"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2];2)" office:value-type="string" office:string-value="11111" calcext:value-type="string">
            <text:p>11111</text:p>
          </table:table-cell>
          <table:table-cell table:formula="of:=MOD([.A32];4)" office:value-type="float" office:value="3" calcext:value-type="float">
            <text:p>3</text:p>
          </table:table-cell>
          <table:table-cell table:formula="of:=COM.MICROSOFT.IFS(     [.C41]=0; CONCATENATE([.B41];&quot;00&quot;);     [.C41]=1; CONCATENATE([.B41];&quot;01&quot;);     [.C41]=2; CONCATENATE([.B41];&quot;10&quot;);     [.C41]=3; CONCATENATE([.B41];&quot;11&quot;) )" office:value-type="string" office:string-value="10100000" calcext:value-type="string">
            <text:p>10100000</text:p>
          </table:table-cell>
          <table:table-cell table:formula="of:=DECIMAL([.D32];2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3];2)" office:value-type="string" office:string-value="100000" calcext:value-type="string">
            <text:p>100000</text:p>
          </table:table-cell>
          <table:table-cell table:formula="of:=MOD([.A33];4)" office:value-type="float" office:value="0" calcext:value-type="float">
            <text:p>0</text:p>
          </table:table-cell>
          <table:table-cell table:formula="of:=COM.MICROSOFT.IFS(     [.C42]=0; CONCATENATE([.B42];&quot;00&quot;);     [.C42]=1; CONCATENATE([.B42];&quot;01&quot;);     [.C42]=2; CONCATENATE([.B42];&quot;10&quot;);     [.C42]=3; CONCATENATE([.B42];&quot;11&quot;) )" office:value-type="string" office:string-value="10100101" calcext:value-type="string">
            <text:p>10100101</text:p>
          </table:table-cell>
          <table:table-cell table:formula="of:=DECIMAL([.D33];2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4];2)" office:value-type="string" office:string-value="100001" calcext:value-type="string">
            <text:p>100001</text:p>
          </table:table-cell>
          <table:table-cell table:formula="of:=MOD([.A34];4)" office:value-type="float" office:value="1" calcext:value-type="float">
            <text:p>1</text:p>
          </table:table-cell>
          <table:table-cell table:formula="of:=COM.MICROSOFT.IFS(     [.C43]=0; CONCATENATE([.B43];&quot;00&quot;);     [.C43]=1; CONCATENATE([.B43];&quot;01&quot;);     [.C43]=2; CONCATENATE([.B43];&quot;10&quot;);     [.C43]=3; CONCATENATE([.B43];&quot;11&quot;) )" office:value-type="string" office:string-value="10101010" calcext:value-type="string">
            <text:p>10101010</text:p>
          </table:table-cell>
          <table:table-cell table:formula="of:=DECIMAL([.D34];2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5];2)" office:value-type="string" office:string-value="100010" calcext:value-type="string">
            <text:p>100010</text:p>
          </table:table-cell>
          <table:table-cell table:formula="of:=MOD([.A35];4)" office:value-type="float" office:value="2" calcext:value-type="float">
            <text:p>2</text:p>
          </table:table-cell>
          <table:table-cell table:formula="of:=COM.MICROSOFT.IFS(     [.C44]=0; CONCATENATE([.B44];&quot;00&quot;);     [.C44]=1; CONCATENATE([.B44];&quot;01&quot;);     [.C44]=2; CONCATENATE([.B44];&quot;10&quot;);     [.C44]=3; CONCATENATE([.B44];&quot;11&quot;) )" office:value-type="string" office:string-value="10101111" calcext:value-type="string">
            <text:p>10101111</text:p>
          </table:table-cell>
          <table:table-cell table:formula="of:=DECIMAL([.D35];2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6];2)" office:value-type="string" office:string-value="100011" calcext:value-type="string">
            <text:p>100011</text:p>
          </table:table-cell>
          <table:table-cell table:formula="of:=MOD([.A36];4)" office:value-type="float" office:value="3" calcext:value-type="float">
            <text:p>3</text:p>
          </table:table-cell>
          <table:table-cell table:formula="of:=COM.MICROSOFT.IFS(     [.C45]=0; CONCATENATE([.B45];&quot;00&quot;);     [.C45]=1; CONCATENATE([.B45];&quot;01&quot;);     [.C45]=2; CONCATENATE([.B45];&quot;10&quot;);     [.C45]=3; CONCATENATE([.B45];&quot;11&quot;) )" office:value-type="string" office:string-value="10110000" calcext:value-type="string">
            <text:p>10110000</text:p>
          </table:table-cell>
          <table:table-cell table:formula="of:=DECIMAL([.D36];2)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7];2)" office:value-type="string" office:string-value="100100" calcext:value-type="string">
            <text:p>100100</text:p>
          </table:table-cell>
          <table:table-cell table:formula="of:=MOD([.A37];4)" office:value-type="float" office:value="0" calcext:value-type="float">
            <text:p>0</text:p>
          </table:table-cell>
          <table:table-cell table:formula="of:=COM.MICROSOFT.IFS(     [.C46]=0; CONCATENATE([.B46];&quot;00&quot;);     [.C46]=1; CONCATENATE([.B46];&quot;01&quot;);     [.C46]=2; CONCATENATE([.B46];&quot;10&quot;);     [.C46]=3; CONCATENATE([.B46];&quot;11&quot;) )" office:value-type="string" office:string-value="10110101" calcext:value-type="string">
            <text:p>10110101</text:p>
          </table:table-cell>
          <table:table-cell table:formula="of:=DECIMAL([.D37];2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8];2)" office:value-type="string" office:string-value="100101" calcext:value-type="string">
            <text:p>100101</text:p>
          </table:table-cell>
          <table:table-cell table:formula="of:=MOD([.A38];4)" office:value-type="float" office:value="1" calcext:value-type="float">
            <text:p>1</text:p>
          </table:table-cell>
          <table:table-cell table:formula="of:=COM.MICROSOFT.IFS(     [.C47]=0; CONCATENATE([.B47];&quot;00&quot;);     [.C47]=1; CONCATENATE([.B47];&quot;01&quot;);     [.C47]=2; CONCATENATE([.B47];&quot;10&quot;);     [.C47]=3; CONCATENATE([.B47];&quot;11&quot;) )" office:value-type="string" office:string-value="10111010" calcext:value-type="string">
            <text:p>10111010</text:p>
          </table:table-cell>
          <table:table-cell table:formula="of:=DECIMAL([.D38];2)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39];2)" office:value-type="string" office:string-value="100110" calcext:value-type="string">
            <text:p>100110</text:p>
          </table:table-cell>
          <table:table-cell table:formula="of:=MOD([.A39];4)" office:value-type="float" office:value="2" calcext:value-type="float">
            <text:p>2</text:p>
          </table:table-cell>
          <table:table-cell table:formula="of:=COM.MICROSOFT.IFS(     [.C48]=0; CONCATENATE([.B48];&quot;00&quot;);     [.C48]=1; CONCATENATE([.B48];&quot;01&quot;);     [.C48]=2; CONCATENATE([.B48];&quot;10&quot;);     [.C48]=3; CONCATENATE([.B48];&quot;11&quot;) )" office:value-type="string" office:string-value="10111111" calcext:value-type="string">
            <text:p>10111111</text:p>
          </table:table-cell>
          <table:table-cell table:formula="of:=DECIMAL([.D39];2)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0];2)" office:value-type="string" office:string-value="100111" calcext:value-type="string">
            <text:p>100111</text:p>
          </table:table-cell>
          <table:table-cell table:formula="of:=MOD([.A40];4)" office:value-type="float" office:value="3" calcext:value-type="float">
            <text:p>3</text:p>
          </table:table-cell>
          <table:table-cell table:formula="of:=COM.MICROSOFT.IFS(     [.C49]=0; CONCATENATE([.B49];&quot;00&quot;);     [.C49]=1; CONCATENATE([.B49];&quot;01&quot;);     [.C49]=2; CONCATENATE([.B49];&quot;10&quot;);     [.C49]=3; CONCATENATE([.B49];&quot;11&quot;) )" office:value-type="string" office:string-value="11000000" calcext:value-type="string">
            <text:p>11000000</text:p>
          </table:table-cell>
          <table:table-cell table:formula="of:=DECIMAL([.D40];2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1];2)" office:value-type="string" office:string-value="101000" calcext:value-type="string">
            <text:p>101000</text:p>
          </table:table-cell>
          <table:table-cell table:formula="of:=MOD([.A41];4)" office:value-type="float" office:value="0" calcext:value-type="float">
            <text:p>0</text:p>
          </table:table-cell>
          <table:table-cell table:formula="of:=COM.MICROSOFT.IFS(     [.C50]=0; CONCATENATE([.B50];&quot;00&quot;);     [.C50]=1; CONCATENATE([.B50];&quot;01&quot;);     [.C50]=2; CONCATENATE([.B50];&quot;10&quot;);     [.C50]=3; CONCATENATE([.B50];&quot;11&quot;) )" office:value-type="string" office:string-value="11000101" calcext:value-type="string">
            <text:p>11000101</text:p>
          </table:table-cell>
          <table:table-cell table:formula="of:=DECIMAL([.D41];2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2];2)" office:value-type="string" office:string-value="101001" calcext:value-type="string">
            <text:p>101001</text:p>
          </table:table-cell>
          <table:table-cell table:formula="of:=MOD([.A42];4)" office:value-type="float" office:value="1" calcext:value-type="float">
            <text:p>1</text:p>
          </table:table-cell>
          <table:table-cell table:formula="of:=COM.MICROSOFT.IFS(     [.C51]=0; CONCATENATE([.B51];&quot;00&quot;);     [.C51]=1; CONCATENATE([.B51];&quot;01&quot;);     [.C51]=2; CONCATENATE([.B51];&quot;10&quot;);     [.C51]=3; CONCATENATE([.B51];&quot;11&quot;) )" office:value-type="string" office:string-value="11001010" calcext:value-type="string">
            <text:p>11001010</text:p>
          </table:table-cell>
          <table:table-cell table:formula="of:=DECIMAL([.D42];2)"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3];2)" office:value-type="string" office:string-value="101010" calcext:value-type="string">
            <text:p>101010</text:p>
          </table:table-cell>
          <table:table-cell table:formula="of:=MOD([.A43];4)" office:value-type="float" office:value="2" calcext:value-type="float">
            <text:p>2</text:p>
          </table:table-cell>
          <table:table-cell table:formula="of:=COM.MICROSOFT.IFS(     [.C52]=0; CONCATENATE([.B52];&quot;00&quot;);     [.C52]=1; CONCATENATE([.B52];&quot;01&quot;);     [.C52]=2; CONCATENATE([.B52];&quot;10&quot;);     [.C52]=3; CONCATENATE([.B52];&quot;11&quot;) )" office:value-type="string" office:string-value="11001111" calcext:value-type="string">
            <text:p>11001111</text:p>
          </table:table-cell>
          <table:table-cell table:formula="of:=DECIMAL([.D43];2)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4];2)" office:value-type="string" office:string-value="101011" calcext:value-type="string">
            <text:p>101011</text:p>
          </table:table-cell>
          <table:table-cell table:formula="of:=MOD([.A44];4)" office:value-type="float" office:value="3" calcext:value-type="float">
            <text:p>3</text:p>
          </table:table-cell>
          <table:table-cell table:formula="of:=COM.MICROSOFT.IFS(     [.C53]=0; CONCATENATE([.B53];&quot;00&quot;);     [.C53]=1; CONCATENATE([.B53];&quot;01&quot;);     [.C53]=2; CONCATENATE([.B53];&quot;10&quot;);     [.C53]=3; CONCATENATE([.B53];&quot;11&quot;) )" office:value-type="string" office:string-value="11010000" calcext:value-type="string">
            <text:p>11010000</text:p>
          </table:table-cell>
          <table:table-cell table:formula="of:=DECIMAL([.D44];2)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5];2)" office:value-type="string" office:string-value="101100" calcext:value-type="string">
            <text:p>101100</text:p>
          </table:table-cell>
          <table:table-cell table:formula="of:=MOD([.A45];4)" office:value-type="float" office:value="0" calcext:value-type="float">
            <text:p>0</text:p>
          </table:table-cell>
          <table:table-cell table:formula="of:=COM.MICROSOFT.IFS(     [.C54]=0; CONCATENATE([.B54];&quot;00&quot;);     [.C54]=1; CONCATENATE([.B54];&quot;01&quot;);     [.C54]=2; CONCATENATE([.B54];&quot;10&quot;);     [.C54]=3; CONCATENATE([.B54];&quot;11&quot;) )" office:value-type="string" office:string-value="11010101" calcext:value-type="string">
            <text:p>11010101</text:p>
          </table:table-cell>
          <table:table-cell table:formula="of:=DECIMAL([.D45];2)"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6];2)" office:value-type="string" office:string-value="101101" calcext:value-type="string">
            <text:p>101101</text:p>
          </table:table-cell>
          <table:table-cell table:formula="of:=MOD([.A46];4)" office:value-type="float" office:value="1" calcext:value-type="float">
            <text:p>1</text:p>
          </table:table-cell>
          <table:table-cell table:formula="of:=COM.MICROSOFT.IFS(     [.C55]=0; CONCATENATE([.B55];&quot;00&quot;);     [.C55]=1; CONCATENATE([.B55];&quot;01&quot;);     [.C55]=2; CONCATENATE([.B55];&quot;10&quot;);     [.C55]=3; CONCATENATE([.B55];&quot;11&quot;) )" office:value-type="string" office:string-value="11011010" calcext:value-type="string">
            <text:p>11011010</text:p>
          </table:table-cell>
          <table:table-cell table:formula="of:=DECIMAL([.D46];2)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7];2)" office:value-type="string" office:string-value="101110" calcext:value-type="string">
            <text:p>101110</text:p>
          </table:table-cell>
          <table:table-cell table:formula="of:=MOD([.A47];4)" office:value-type="float" office:value="2" calcext:value-type="float">
            <text:p>2</text:p>
          </table:table-cell>
          <table:table-cell table:formula="of:=COM.MICROSOFT.IFS(     [.C56]=0; CONCATENATE([.B56];&quot;00&quot;);     [.C56]=1; CONCATENATE([.B56];&quot;01&quot;);     [.C56]=2; CONCATENATE([.B56];&quot;10&quot;);     [.C56]=3; CONCATENATE([.B56];&quot;11&quot;) )" office:value-type="string" office:string-value="11011111" calcext:value-type="string">
            <text:p>11011111</text:p>
          </table:table-cell>
          <table:table-cell table:formula="of:=DECIMAL([.D47];2)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8];2)" office:value-type="string" office:string-value="101111" calcext:value-type="string">
            <text:p>101111</text:p>
          </table:table-cell>
          <table:table-cell table:formula="of:=MOD([.A48];4)" office:value-type="float" office:value="3" calcext:value-type="float">
            <text:p>3</text:p>
          </table:table-cell>
          <table:table-cell table:formula="of:=COM.MICROSOFT.IFS(     [.C57]=0; CONCATENATE([.B57];&quot;00&quot;);     [.C57]=1; CONCATENATE([.B57];&quot;01&quot;);     [.C57]=2; CONCATENATE([.B57];&quot;10&quot;);     [.C57]=3; CONCATENATE([.B57];&quot;11&quot;) )" office:value-type="string" office:string-value="11100000" calcext:value-type="string">
            <text:p>11100000</text:p>
          </table:table-cell>
          <table:table-cell table:formula="of:=DECIMAL([.D48];2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49];2)" office:value-type="string" office:string-value="110000" calcext:value-type="string">
            <text:p>110000</text:p>
          </table:table-cell>
          <table:table-cell table:formula="of:=MOD([.A49];4)" office:value-type="float" office:value="0" calcext:value-type="float">
            <text:p>0</text:p>
          </table:table-cell>
          <table:table-cell table:formula="of:=COM.MICROSOFT.IFS(     [.C58]=0; CONCATENATE([.B58];&quot;00&quot;);     [.C58]=1; CONCATENATE([.B58];&quot;01&quot;);     [.C58]=2; CONCATENATE([.B58];&quot;10&quot;);     [.C58]=3; CONCATENATE([.B58];&quot;11&quot;) )" office:value-type="string" office:string-value="11100101" calcext:value-type="string">
            <text:p>11100101</text:p>
          </table:table-cell>
          <table:table-cell table:formula="of:=DECIMAL([.D49];2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0];2)" office:value-type="string" office:string-value="110001" calcext:value-type="string">
            <text:p>110001</text:p>
          </table:table-cell>
          <table:table-cell table:formula="of:=MOD([.A50];4)" office:value-type="float" office:value="1" calcext:value-type="float">
            <text:p>1</text:p>
          </table:table-cell>
          <table:table-cell table:formula="of:=COM.MICROSOFT.IFS(     [.C59]=0; CONCATENATE([.B59];&quot;00&quot;);     [.C59]=1; CONCATENATE([.B59];&quot;01&quot;);     [.C59]=2; CONCATENATE([.B59];&quot;10&quot;);     [.C59]=3; CONCATENATE([.B59];&quot;11&quot;) )" office:value-type="string" office:string-value="11101010" calcext:value-type="string">
            <text:p>11101010</text:p>
          </table:table-cell>
          <table:table-cell table:formula="of:=DECIMAL([.D50];2)"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1];2)" office:value-type="string" office:string-value="110010" calcext:value-type="string">
            <text:p>110010</text:p>
          </table:table-cell>
          <table:table-cell table:formula="of:=MOD([.A51];4)" office:value-type="float" office:value="2" calcext:value-type="float">
            <text:p>2</text:p>
          </table:table-cell>
          <table:table-cell table:formula="of:=COM.MICROSOFT.IFS(     [.C60]=0; CONCATENATE([.B60];&quot;00&quot;);     [.C60]=1; CONCATENATE([.B60];&quot;01&quot;);     [.C60]=2; CONCATENATE([.B60];&quot;10&quot;);     [.C60]=3; CONCATENATE([.B60];&quot;11&quot;) )" office:value-type="string" office:string-value="11101111" calcext:value-type="string">
            <text:p>11101111</text:p>
          </table:table-cell>
          <table:table-cell table:formula="of:=DECIMAL([.D51];2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2];2)" office:value-type="string" office:string-value="110011" calcext:value-type="string">
            <text:p>110011</text:p>
          </table:table-cell>
          <table:table-cell table:formula="of:=MOD([.A52];4)" office:value-type="float" office:value="3" calcext:value-type="float">
            <text:p>3</text:p>
          </table:table-cell>
          <table:table-cell table:formula="of:=COM.MICROSOFT.IFS(     [.C61]=0; CONCATENATE([.B61];&quot;00&quot;);     [.C61]=1; CONCATENATE([.B61];&quot;01&quot;);     [.C61]=2; CONCATENATE([.B61];&quot;10&quot;);     [.C61]=3; CONCATENATE([.B61];&quot;11&quot;) )" office:value-type="string" office:string-value="11110000" calcext:value-type="string">
            <text:p>11110000</text:p>
          </table:table-cell>
          <table:table-cell table:formula="of:=DECIMAL([.D52];2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3];2)" office:value-type="string" office:string-value="110100" calcext:value-type="string">
            <text:p>110100</text:p>
          </table:table-cell>
          <table:table-cell table:formula="of:=MOD([.A53];4)" office:value-type="float" office:value="0" calcext:value-type="float">
            <text:p>0</text:p>
          </table:table-cell>
          <table:table-cell table:formula="of:=COM.MICROSOFT.IFS(     [.C62]=0; CONCATENATE([.B62];&quot;00&quot;);     [.C62]=1; CONCATENATE([.B62];&quot;01&quot;);     [.C62]=2; CONCATENATE([.B62];&quot;10&quot;);     [.C62]=3; CONCATENATE([.B62];&quot;11&quot;) )" office:value-type="string" office:string-value="11110101" calcext:value-type="string">
            <text:p>11110101</text:p>
          </table:table-cell>
          <table:table-cell table:formula="of:=DECIMAL([.D53];2)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4];2)" office:value-type="string" office:string-value="110101" calcext:value-type="string">
            <text:p>110101</text:p>
          </table:table-cell>
          <table:table-cell table:formula="of:=MOD([.A54];4)" office:value-type="float" office:value="1" calcext:value-type="float">
            <text:p>1</text:p>
          </table:table-cell>
          <table:table-cell table:formula="of:=COM.MICROSOFT.IFS(     [.C63]=0; CONCATENATE([.B63];&quot;00&quot;);     [.C63]=1; CONCATENATE([.B63];&quot;01&quot;);     [.C63]=2; CONCATENATE([.B63];&quot;10&quot;);     [.C63]=3; CONCATENATE([.B63];&quot;11&quot;) )" office:value-type="string" office:string-value="11111010" calcext:value-type="string">
            <text:p>11111010</text:p>
          </table:table-cell>
          <table:table-cell table:formula="of:=DECIMAL([.D54];2)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5];2)" office:value-type="string" office:string-value="110110" calcext:value-type="string">
            <text:p>110110</text:p>
          </table:table-cell>
          <table:table-cell table:formula="of:=MOD([.A55];4)" office:value-type="float" office:value="2" calcext:value-type="float">
            <text:p>2</text:p>
          </table:table-cell>
          <table:table-cell table:formula="of:=COM.MICROSOFT.IFS(     [.C64]=0; CONCATENATE([.B64];&quot;00&quot;);     [.C64]=1; CONCATENATE([.B64];&quot;01&quot;);     [.C64]=2; CONCATENATE([.B64];&quot;10&quot;);     [.C64]=3; CONCATENATE([.B64];&quot;11&quot;) )" office:value-type="string" office:string-value="11111111" calcext:value-type="string">
            <text:p>11111111</text:p>
          </table:table-cell>
          <table:table-cell table:formula="of:=DECIMAL([.D55];2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6];2)" office:value-type="string" office:string-value="110111" calcext:value-type="string">
            <text:p>110111</text:p>
          </table:table-cell>
          <table:table-cell table:formula="of:=MOD([.A56];4)" office:value-type="float" office:value="3" calcext:value-type="float">
            <text:p>3</text:p>
          </table:table-cell>
          <table:table-cell table:formula="of:=COM.MICROSOFT.IFS(     [.C65]=0; CONCATENATE([.B65];&quot;00&quot;);     [.C65]=1; CONCATENATE([.B65];&quot;01&quot;);     [.C65]=2; CONCATENATE([.B65];&quot;10&quot;);     [.C65]=3; CONCATENATE([.B65];&quot;11&quot;) )" office:value-type="string" office:string-value="100000000" calcext:value-type="string">
            <text:p>100000000</text:p>
          </table:table-cell>
          <table:table-cell table:formula="of:=DECIMAL([.D56];2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7];2)" office:value-type="string" office:string-value="111000" calcext:value-type="string">
            <text:p>111000</text:p>
          </table:table-cell>
          <table:table-cell table:formula="of:=MOD([.A57];4)" office:value-type="float" office:value="0" calcext:value-type="float">
            <text:p>0</text:p>
          </table:table-cell>
          <table:table-cell table:formula="of:=COM.MICROSOFT.IFS(     [.C66]=0; CONCATENATE([.B66];&quot;00&quot;);     [.C66]=1; CONCATENATE([.B66];&quot;01&quot;);     [.C66]=2; CONCATENATE([.B66];&quot;10&quot;);     [.C66]=3; CONCATENATE([.B66];&quot;11&quot;) )" office:value-type="string" office:string-value="100000101" calcext:value-type="string">
            <text:p>100000101</text:p>
          </table:table-cell>
          <table:table-cell table:formula="of:=DECIMAL([.D57];2)"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8];2)" office:value-type="string" office:string-value="111001" calcext:value-type="string">
            <text:p>111001</text:p>
          </table:table-cell>
          <table:table-cell table:formula="of:=MOD([.A58];4)" office:value-type="float" office:value="1" calcext:value-type="float">
            <text:p>1</text:p>
          </table:table-cell>
          <table:table-cell table:formula="of:=COM.MICROSOFT.IFS(     [.C67]=0; CONCATENATE([.B67];&quot;00&quot;);     [.C67]=1; CONCATENATE([.B67];&quot;01&quot;);     [.C67]=2; CONCATENATE([.B67];&quot;10&quot;);     [.C67]=3; CONCATENATE([.B67];&quot;11&quot;) )" office:value-type="string" office:string-value="100001010" calcext:value-type="string">
            <text:p>100001010</text:p>
          </table:table-cell>
          <table:table-cell table:formula="of:=DECIMAL([.D58];2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59];2)" office:value-type="string" office:string-value="111010" calcext:value-type="string">
            <text:p>111010</text:p>
          </table:table-cell>
          <table:table-cell table:formula="of:=MOD([.A59];4)" office:value-type="float" office:value="2" calcext:value-type="float">
            <text:p>2</text:p>
          </table:table-cell>
          <table:table-cell table:formula="of:=COM.MICROSOFT.IFS(     [.C68]=0; CONCATENATE([.B68];&quot;00&quot;);     [.C68]=1; CONCATENATE([.B68];&quot;01&quot;);     [.C68]=2; CONCATENATE([.B68];&quot;10&quot;);     [.C68]=3; CONCATENATE([.B68];&quot;11&quot;) )" office:value-type="string" office:string-value="100001111" calcext:value-type="string">
            <text:p>100001111</text:p>
          </table:table-cell>
          <table:table-cell table:formula="of:=DECIMAL([.D59];2)"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0];2)" office:value-type="string" office:string-value="111011" calcext:value-type="string">
            <text:p>111011</text:p>
          </table:table-cell>
          <table:table-cell table:formula="of:=MOD([.A60];4)" office:value-type="float" office:value="3" calcext:value-type="float">
            <text:p>3</text:p>
          </table:table-cell>
          <table:table-cell table:formula="of:=COM.MICROSOFT.IFS(     [.C69]=0; CONCATENATE([.B69];&quot;00&quot;);     [.C69]=1; CONCATENATE([.B69];&quot;01&quot;);     [.C69]=2; CONCATENATE([.B69];&quot;10&quot;);     [.C69]=3; CONCATENATE([.B69];&quot;11&quot;) )" office:value-type="string" office:string-value="100010000" calcext:value-type="string">
            <text:p>100010000</text:p>
          </table:table-cell>
          <table:table-cell table:formula="of:=DECIMAL([.D60];2)"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1];2)" office:value-type="string" office:string-value="111100" calcext:value-type="string">
            <text:p>111100</text:p>
          </table:table-cell>
          <table:table-cell table:formula="of:=MOD([.A61];4)" office:value-type="float" office:value="0" calcext:value-type="float">
            <text:p>0</text:p>
          </table:table-cell>
          <table:table-cell table:formula="of:=COM.MICROSOFT.IFS(     [.C70]=0; CONCATENATE([.B70];&quot;00&quot;);     [.C70]=1; CONCATENATE([.B70];&quot;01&quot;);     [.C70]=2; CONCATENATE([.B70];&quot;10&quot;);     [.C70]=3; CONCATENATE([.B70];&quot;11&quot;) )" office:value-type="string" office:string-value="100010101" calcext:value-type="string">
            <text:p>100010101</text:p>
          </table:table-cell>
          <table:table-cell table:formula="of:=DECIMAL([.D61];2)"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2];2)" office:value-type="string" office:string-value="111101" calcext:value-type="string">
            <text:p>111101</text:p>
          </table:table-cell>
          <table:table-cell table:formula="of:=MOD([.A62];4)" office:value-type="float" office:value="1" calcext:value-type="float">
            <text:p>1</text:p>
          </table:table-cell>
          <table:table-cell table:formula="of:=COM.MICROSOFT.IFS(     [.C71]=0; CONCATENATE([.B71];&quot;00&quot;);     [.C71]=1; CONCATENATE([.B71];&quot;01&quot;);     [.C71]=2; CONCATENATE([.B71];&quot;10&quot;);     [.C71]=3; CONCATENATE([.B71];&quot;11&quot;) )" office:value-type="string" office:string-value="100011010" calcext:value-type="string">
            <text:p>100011010</text:p>
          </table:table-cell>
          <table:table-cell table:formula="of:=DECIMAL([.D62];2)"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3];2)" office:value-type="string" office:string-value="111110" calcext:value-type="string">
            <text:p>111110</text:p>
          </table:table-cell>
          <table:table-cell table:formula="of:=MOD([.A63];4)" office:value-type="float" office:value="2" calcext:value-type="float">
            <text:p>2</text:p>
          </table:table-cell>
          <table:table-cell table:formula="of:=COM.MICROSOFT.IFS(     [.C72]=0; CONCATENATE([.B72];&quot;00&quot;);     [.C72]=1; CONCATENATE([.B72];&quot;01&quot;);     [.C72]=2; CONCATENATE([.B72];&quot;10&quot;);     [.C72]=3; CONCATENATE([.B72];&quot;11&quot;) )" office:value-type="string" office:string-value="100011111" calcext:value-type="string">
            <text:p>100011111</text:p>
          </table:table-cell>
          <table:table-cell table:formula="of:=DECIMAL([.D63];2)"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4];2)" office:value-type="string" office:string-value="111111" calcext:value-type="string">
            <text:p>111111</text:p>
          </table:table-cell>
          <table:table-cell table:formula="of:=MOD([.A64];4)" office:value-type="float" office:value="3" calcext:value-type="float">
            <text:p>3</text:p>
          </table:table-cell>
          <table:table-cell table:formula="of:=COM.MICROSOFT.IFS(     [.C73]=0; CONCATENATE([.B73];&quot;00&quot;);     [.C73]=1; CONCATENATE([.B73];&quot;01&quot;);     [.C73]=2; CONCATENATE([.B73];&quot;10&quot;);     [.C73]=3; CONCATENATE([.B73];&quot;11&quot;) )" office:value-type="string" office:string-value="100100000" calcext:value-type="string">
            <text:p>100100000</text:p>
          </table:table-cell>
          <table:table-cell table:formula="of:=DECIMAL([.D64];2)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5];2)" office:value-type="string" office:string-value="1000000" calcext:value-type="string">
            <text:p>1000000</text:p>
          </table:table-cell>
          <table:table-cell table:formula="of:=MOD([.A65];4)" office:value-type="float" office:value="0" calcext:value-type="float">
            <text:p>0</text:p>
          </table:table-cell>
          <table:table-cell table:formula="of:=COM.MICROSOFT.IFS(     [.C74]=0; CONCATENATE([.B74];&quot;00&quot;);     [.C74]=1; CONCATENATE([.B74];&quot;01&quot;);     [.C74]=2; CONCATENATE([.B74];&quot;10&quot;);     [.C74]=3; CONCATENATE([.B74];&quot;11&quot;) )" office:value-type="string" office:string-value="100100101" calcext:value-type="string">
            <text:p>100100101</text:p>
          </table:table-cell>
          <table:table-cell table:formula="of:=DECIMAL([.D65];2)"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6];2)" office:value-type="string" office:string-value="1000001" calcext:value-type="string">
            <text:p>1000001</text:p>
          </table:table-cell>
          <table:table-cell table:formula="of:=MOD([.A66];4)" office:value-type="float" office:value="1" calcext:value-type="float">
            <text:p>1</text:p>
          </table:table-cell>
          <table:table-cell table:formula="of:=COM.MICROSOFT.IFS(     [.C75]=0; CONCATENATE([.B75];&quot;00&quot;);     [.C75]=1; CONCATENATE([.B75];&quot;01&quot;);     [.C75]=2; CONCATENATE([.B75];&quot;10&quot;);     [.C75]=3; CONCATENATE([.B75];&quot;11&quot;) )" office:value-type="string" office:string-value="100101010" calcext:value-type="string">
            <text:p>100101010</text:p>
          </table:table-cell>
          <table:table-cell table:formula="of:=DECIMAL([.D66];2)"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7];2)" office:value-type="string" office:string-value="1000010" calcext:value-type="string">
            <text:p>1000010</text:p>
          </table:table-cell>
          <table:table-cell table:formula="of:=MOD([.A67];4)" office:value-type="float" office:value="2" calcext:value-type="float">
            <text:p>2</text:p>
          </table:table-cell>
          <table:table-cell table:formula="of:=COM.MICROSOFT.IFS(     [.C76]=0; CONCATENATE([.B76];&quot;00&quot;);     [.C76]=1; CONCATENATE([.B76];&quot;01&quot;);     [.C76]=2; CONCATENATE([.B76];&quot;10&quot;);     [.C76]=3; CONCATENATE([.B76];&quot;11&quot;) )" office:value-type="string" office:string-value="100101111" calcext:value-type="string">
            <text:p>100101111</text:p>
          </table:table-cell>
          <table:table-cell table:formula="of:=DECIMAL([.D67];2)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8];2)" office:value-type="string" office:string-value="1000011" calcext:value-type="string">
            <text:p>1000011</text:p>
          </table:table-cell>
          <table:table-cell table:formula="of:=MOD([.A68];4)" office:value-type="float" office:value="3" calcext:value-type="float">
            <text:p>3</text:p>
          </table:table-cell>
          <table:table-cell table:formula="of:=COM.MICROSOFT.IFS(     [.C77]=0; CONCATENATE([.B77];&quot;00&quot;);     [.C77]=1; CONCATENATE([.B77];&quot;01&quot;);     [.C77]=2; CONCATENATE([.B77];&quot;10&quot;);     [.C77]=3; CONCATENATE([.B77];&quot;11&quot;) )" office:value-type="string" office:string-value="100110000" calcext:value-type="string">
            <text:p>100110000</text:p>
          </table:table-cell>
          <table:table-cell table:formula="of:=DECIMAL([.D68];2)"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69];2)" office:value-type="string" office:string-value="1000100" calcext:value-type="string">
            <text:p>1000100</text:p>
          </table:table-cell>
          <table:table-cell table:formula="of:=MOD([.A69];4)" office:value-type="float" office:value="0" calcext:value-type="float">
            <text:p>0</text:p>
          </table:table-cell>
          <table:table-cell table:formula="of:=COM.MICROSOFT.IFS(     [.C78]=0; CONCATENATE([.B78];&quot;00&quot;);     [.C78]=1; CONCATENATE([.B78];&quot;01&quot;);     [.C78]=2; CONCATENATE([.B78];&quot;10&quot;);     [.C78]=3; CONCATENATE([.B78];&quot;11&quot;) )" office:value-type="string" office:string-value="100110101" calcext:value-type="string">
            <text:p>100110101</text:p>
          </table:table-cell>
          <table:table-cell table:formula="of:=DECIMAL([.D69];2)"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0];2)" office:value-type="string" office:string-value="1000101" calcext:value-type="string">
            <text:p>1000101</text:p>
          </table:table-cell>
          <table:table-cell table:formula="of:=MOD([.A70];4)" office:value-type="float" office:value="1" calcext:value-type="float">
            <text:p>1</text:p>
          </table:table-cell>
          <table:table-cell table:formula="of:=COM.MICROSOFT.IFS(     [.C79]=0; CONCATENATE([.B79];&quot;00&quot;);     [.C79]=1; CONCATENATE([.B79];&quot;01&quot;);     [.C79]=2; CONCATENATE([.B79];&quot;10&quot;);     [.C79]=3; CONCATENATE([.B79];&quot;11&quot;) )" office:value-type="string" office:string-value="100111010" calcext:value-type="string">
            <text:p>100111010</text:p>
          </table:table-cell>
          <table:table-cell table:formula="of:=DECIMAL([.D70];2)"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1];2)" office:value-type="string" office:string-value="1000110" calcext:value-type="string">
            <text:p>1000110</text:p>
          </table:table-cell>
          <table:table-cell table:formula="of:=MOD([.A71];4)" office:value-type="float" office:value="2" calcext:value-type="float">
            <text:p>2</text:p>
          </table:table-cell>
          <table:table-cell table:formula="of:=COM.MICROSOFT.IFS(     [.C80]=0; CONCATENATE([.B80];&quot;00&quot;);     [.C80]=1; CONCATENATE([.B80];&quot;01&quot;);     [.C80]=2; CONCATENATE([.B80];&quot;10&quot;);     [.C80]=3; CONCATENATE([.B80];&quot;11&quot;) )" office:value-type="string" office:string-value="100111111" calcext:value-type="string">
            <text:p>100111111</text:p>
          </table:table-cell>
          <table:table-cell table:formula="of:=DECIMAL([.D71];2)"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2];2)" office:value-type="string" office:string-value="1000111" calcext:value-type="string">
            <text:p>1000111</text:p>
          </table:table-cell>
          <table:table-cell table:formula="of:=MOD([.A72];4)" office:value-type="float" office:value="3" calcext:value-type="float">
            <text:p>3</text:p>
          </table:table-cell>
          <table:table-cell table:formula="of:=COM.MICROSOFT.IFS(     [.C81]=0; CONCATENATE([.B81];&quot;00&quot;);     [.C81]=1; CONCATENATE([.B81];&quot;01&quot;);     [.C81]=2; CONCATENATE([.B81];&quot;10&quot;);     [.C81]=3; CONCATENATE([.B81];&quot;11&quot;) )" office:value-type="string" office:string-value="101000000" calcext:value-type="string">
            <text:p>101000000</text:p>
          </table:table-cell>
          <table:table-cell table:formula="of:=DECIMAL([.D72];2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3];2)" office:value-type="string" office:string-value="1001000" calcext:value-type="string">
            <text:p>1001000</text:p>
          </table:table-cell>
          <table:table-cell table:formula="of:=MOD([.A73];4)" office:value-type="float" office:value="0" calcext:value-type="float">
            <text:p>0</text:p>
          </table:table-cell>
          <table:table-cell table:formula="of:=COM.MICROSOFT.IFS(     [.C82]=0; CONCATENATE([.B82];&quot;00&quot;);     [.C82]=1; CONCATENATE([.B82];&quot;01&quot;);     [.C82]=2; CONCATENATE([.B82];&quot;10&quot;);     [.C82]=3; CONCATENATE([.B82];&quot;11&quot;) )" office:value-type="string" office:string-value="101000101" calcext:value-type="string">
            <text:p>101000101</text:p>
          </table:table-cell>
          <table:table-cell table:formula="of:=DECIMAL([.D73];2)"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4];2)" office:value-type="string" office:string-value="1001001" calcext:value-type="string">
            <text:p>1001001</text:p>
          </table:table-cell>
          <table:table-cell table:formula="of:=MOD([.A74];4)" office:value-type="float" office:value="1" calcext:value-type="float">
            <text:p>1</text:p>
          </table:table-cell>
          <table:table-cell table:formula="of:=COM.MICROSOFT.IFS(     [.C83]=0; CONCATENATE([.B83];&quot;00&quot;);     [.C83]=1; CONCATENATE([.B83];&quot;01&quot;);     [.C83]=2; CONCATENATE([.B83];&quot;10&quot;);     [.C83]=3; CONCATENATE([.B83];&quot;11&quot;) )" office:value-type="string" office:string-value="101001010" calcext:value-type="string">
            <text:p>101001010</text:p>
          </table:table-cell>
          <table:table-cell table:formula="of:=DECIMAL([.D74];2)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5];2)" office:value-type="string" office:string-value="1001010" calcext:value-type="string">
            <text:p>1001010</text:p>
          </table:table-cell>
          <table:table-cell table:formula="of:=MOD([.A75];4)" office:value-type="float" office:value="2" calcext:value-type="float">
            <text:p>2</text:p>
          </table:table-cell>
          <table:table-cell table:formula="of:=COM.MICROSOFT.IFS(     [.C84]=0; CONCATENATE([.B84];&quot;00&quot;);     [.C84]=1; CONCATENATE([.B84];&quot;01&quot;);     [.C84]=2; CONCATENATE([.B84];&quot;10&quot;);     [.C84]=3; CONCATENATE([.B84];&quot;11&quot;) )" office:value-type="string" office:string-value="101001111" calcext:value-type="string">
            <text:p>101001111</text:p>
          </table:table-cell>
          <table:table-cell table:formula="of:=DECIMAL([.D75];2)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6];2)" office:value-type="string" office:string-value="1001011" calcext:value-type="string">
            <text:p>1001011</text:p>
          </table:table-cell>
          <table:table-cell table:formula="of:=MOD([.A76];4)" office:value-type="float" office:value="3" calcext:value-type="float">
            <text:p>3</text:p>
          </table:table-cell>
          <table:table-cell table:formula="of:=COM.MICROSOFT.IFS(     [.C85]=0; CONCATENATE([.B85];&quot;00&quot;);     [.C85]=1; CONCATENATE([.B85];&quot;01&quot;);     [.C85]=2; CONCATENATE([.B85];&quot;10&quot;);     [.C85]=3; CONCATENATE([.B85];&quot;11&quot;) )" office:value-type="string" office:string-value="101010000" calcext:value-type="string">
            <text:p>101010000</text:p>
          </table:table-cell>
          <table:table-cell table:formula="of:=DECIMAL([.D76];2)"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7];2)" office:value-type="string" office:string-value="1001100" calcext:value-type="string">
            <text:p>1001100</text:p>
          </table:table-cell>
          <table:table-cell table:formula="of:=MOD([.A77];4)" office:value-type="float" office:value="0" calcext:value-type="float">
            <text:p>0</text:p>
          </table:table-cell>
          <table:table-cell table:formula="of:=COM.MICROSOFT.IFS(     [.C86]=0; CONCATENATE([.B86];&quot;00&quot;);     [.C86]=1; CONCATENATE([.B86];&quot;01&quot;);     [.C86]=2; CONCATENATE([.B86];&quot;10&quot;);     [.C86]=3; CONCATENATE([.B86];&quot;11&quot;) )" office:value-type="string" office:string-value="101010101" calcext:value-type="string">
            <text:p>101010101</text:p>
          </table:table-cell>
          <table:table-cell table:formula="of:=DECIMAL([.D77];2)"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8];2)" office:value-type="string" office:string-value="1001101" calcext:value-type="string">
            <text:p>1001101</text:p>
          </table:table-cell>
          <table:table-cell table:formula="of:=MOD([.A78];4)" office:value-type="float" office:value="1" calcext:value-type="float">
            <text:p>1</text:p>
          </table:table-cell>
          <table:table-cell table:formula="of:=COM.MICROSOFT.IFS(     [.C87]=0; CONCATENATE([.B87];&quot;00&quot;);     [.C87]=1; CONCATENATE([.B87];&quot;01&quot;);     [.C87]=2; CONCATENATE([.B87];&quot;10&quot;);     [.C87]=3; CONCATENATE([.B87];&quot;11&quot;) )" office:value-type="string" office:string-value="101011010" calcext:value-type="string">
            <text:p>101011010</text:p>
          </table:table-cell>
          <table:table-cell table:formula="of:=DECIMAL([.D78];2)"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79];2)" office:value-type="string" office:string-value="1001110" calcext:value-type="string">
            <text:p>1001110</text:p>
          </table:table-cell>
          <table:table-cell table:formula="of:=MOD([.A79];4)" office:value-type="float" office:value="2" calcext:value-type="float">
            <text:p>2</text:p>
          </table:table-cell>
          <table:table-cell table:formula="of:=COM.MICROSOFT.IFS(     [.C88]=0; CONCATENATE([.B88];&quot;00&quot;);     [.C88]=1; CONCATENATE([.B88];&quot;01&quot;);     [.C88]=2; CONCATENATE([.B88];&quot;10&quot;);     [.C88]=3; CONCATENATE([.B88];&quot;11&quot;) )" office:value-type="string" office:string-value="101011111" calcext:value-type="string">
            <text:p>101011111</text:p>
          </table:table-cell>
          <table:table-cell table:formula="of:=DECIMAL([.D79];2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0];2)" office:value-type="string" office:string-value="1001111" calcext:value-type="string">
            <text:p>1001111</text:p>
          </table:table-cell>
          <table:table-cell table:formula="of:=MOD([.A80];4)" office:value-type="float" office:value="3" calcext:value-type="float">
            <text:p>3</text:p>
          </table:table-cell>
          <table:table-cell table:formula="of:=COM.MICROSOFT.IFS(     [.C89]=0; CONCATENATE([.B89];&quot;00&quot;);     [.C89]=1; CONCATENATE([.B89];&quot;01&quot;);     [.C89]=2; CONCATENATE([.B89];&quot;10&quot;);     [.C89]=3; CONCATENATE([.B89];&quot;11&quot;) )" office:value-type="string" office:string-value="101100000" calcext:value-type="string">
            <text:p>101100000</text:p>
          </table:table-cell>
          <table:table-cell table:formula="of:=DECIMAL([.D80];2)"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1];2)" office:value-type="string" office:string-value="1010000" calcext:value-type="string">
            <text:p>1010000</text:p>
          </table:table-cell>
          <table:table-cell table:formula="of:=MOD([.A81];4)" office:value-type="float" office:value="0" calcext:value-type="float">
            <text:p>0</text:p>
          </table:table-cell>
          <table:table-cell table:formula="of:=COM.MICROSOFT.IFS(     [.C90]=0; CONCATENATE([.B90];&quot;00&quot;);     [.C90]=1; CONCATENATE([.B90];&quot;01&quot;);     [.C90]=2; CONCATENATE([.B90];&quot;10&quot;);     [.C90]=3; CONCATENATE([.B90];&quot;11&quot;) )" office:value-type="string" office:string-value="101100101" calcext:value-type="string">
            <text:p>101100101</text:p>
          </table:table-cell>
          <table:table-cell table:formula="of:=DECIMAL([.D81];2)"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2];2)" office:value-type="string" office:string-value="1010001" calcext:value-type="string">
            <text:p>1010001</text:p>
          </table:table-cell>
          <table:table-cell table:formula="of:=MOD([.A82];4)" office:value-type="float" office:value="1" calcext:value-type="float">
            <text:p>1</text:p>
          </table:table-cell>
          <table:table-cell table:formula="of:=COM.MICROSOFT.IFS(     [.C91]=0; CONCATENATE([.B91];&quot;00&quot;);     [.C91]=1; CONCATENATE([.B91];&quot;01&quot;);     [.C91]=2; CONCATENATE([.B91];&quot;10&quot;);     [.C91]=3; CONCATENATE([.B91];&quot;11&quot;) )" office:value-type="string" office:string-value="101101010" calcext:value-type="string">
            <text:p>101101010</text:p>
          </table:table-cell>
          <table:table-cell table:formula="of:=DECIMAL([.D82];2)"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3];2)" office:value-type="string" office:string-value="1010010" calcext:value-type="string">
            <text:p>1010010</text:p>
          </table:table-cell>
          <table:table-cell table:formula="of:=MOD([.A83];4)" office:value-type="float" office:value="2" calcext:value-type="float">
            <text:p>2</text:p>
          </table:table-cell>
          <table:table-cell table:formula="of:=COM.MICROSOFT.IFS(     [.C92]=0; CONCATENATE([.B92];&quot;00&quot;);     [.C92]=1; CONCATENATE([.B92];&quot;01&quot;);     [.C92]=2; CONCATENATE([.B92];&quot;10&quot;);     [.C92]=3; CONCATENATE([.B92];&quot;11&quot;) )" office:value-type="string" office:string-value="101101111" calcext:value-type="string">
            <text:p>101101111</text:p>
          </table:table-cell>
          <table:table-cell table:formula="of:=DECIMAL([.D83];2)"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4];2)" office:value-type="string" office:string-value="1010011" calcext:value-type="string">
            <text:p>1010011</text:p>
          </table:table-cell>
          <table:table-cell table:formula="of:=MOD([.A84];4)" office:value-type="float" office:value="3" calcext:value-type="float">
            <text:p>3</text:p>
          </table:table-cell>
          <table:table-cell table:formula="of:=COM.MICROSOFT.IFS(     [.C93]=0; CONCATENATE([.B93];&quot;00&quot;);     [.C93]=1; CONCATENATE([.B93];&quot;01&quot;);     [.C93]=2; CONCATENATE([.B93];&quot;10&quot;);     [.C93]=3; CONCATENATE([.B93];&quot;11&quot;) )" office:value-type="string" office:string-value="101110000" calcext:value-type="string">
            <text:p>101110000</text:p>
          </table:table-cell>
          <table:table-cell table:formula="of:=DECIMAL([.D84];2)"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5];2)" office:value-type="string" office:string-value="1010100" calcext:value-type="string">
            <text:p>1010100</text:p>
          </table:table-cell>
          <table:table-cell table:formula="of:=MOD([.A85];4)" office:value-type="float" office:value="0" calcext:value-type="float">
            <text:p>0</text:p>
          </table:table-cell>
          <table:table-cell table:formula="of:=COM.MICROSOFT.IFS(     [.C94]=0; CONCATENATE([.B94];&quot;00&quot;);     [.C94]=1; CONCATENATE([.B94];&quot;01&quot;);     [.C94]=2; CONCATENATE([.B94];&quot;10&quot;);     [.C94]=3; CONCATENATE([.B94];&quot;11&quot;) )" office:value-type="string" office:string-value="101110101" calcext:value-type="string">
            <text:p>101110101</text:p>
          </table:table-cell>
          <table:table-cell table:formula="of:=DECIMAL([.D85];2)"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6];2)" office:value-type="string" office:string-value="1010101" calcext:value-type="string">
            <text:p>1010101</text:p>
          </table:table-cell>
          <table:table-cell table:formula="of:=MOD([.A86];4)" office:value-type="float" office:value="1" calcext:value-type="float">
            <text:p>1</text:p>
          </table:table-cell>
          <table:table-cell table:formula="of:=COM.MICROSOFT.IFS(     [.C95]=0; CONCATENATE([.B95];&quot;00&quot;);     [.C95]=1; CONCATENATE([.B95];&quot;01&quot;);     [.C95]=2; CONCATENATE([.B95];&quot;10&quot;);     [.C95]=3; CONCATENATE([.B95];&quot;11&quot;) )" office:value-type="string" office:string-value="101111010" calcext:value-type="string">
            <text:p>101111010</text:p>
          </table:table-cell>
          <table:table-cell table:formula="of:=DECIMAL([.D86];2)"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7];2)" office:value-type="string" office:string-value="1010110" calcext:value-type="string">
            <text:p>1010110</text:p>
          </table:table-cell>
          <table:table-cell table:formula="of:=MOD([.A87];4)" office:value-type="float" office:value="2" calcext:value-type="float">
            <text:p>2</text:p>
          </table:table-cell>
          <table:table-cell table:formula="of:=COM.MICROSOFT.IFS(     [.C96]=0; CONCATENATE([.B96];&quot;00&quot;);     [.C96]=1; CONCATENATE([.B96];&quot;01&quot;);     [.C96]=2; CONCATENATE([.B96];&quot;10&quot;);     [.C96]=3; CONCATENATE([.B96];&quot;11&quot;) )" office:value-type="string" office:string-value="101111111" calcext:value-type="string">
            <text:p>101111111</text:p>
          </table:table-cell>
          <table:table-cell table:formula="of:=DECIMAL([.D87];2)"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8];2)" office:value-type="string" office:string-value="1010111" calcext:value-type="string">
            <text:p>1010111</text:p>
          </table:table-cell>
          <table:table-cell table:formula="of:=MOD([.A88];4)" office:value-type="float" office:value="3" calcext:value-type="float">
            <text:p>3</text:p>
          </table:table-cell>
          <table:table-cell table:formula="of:=COM.MICROSOFT.IFS(     [.C97]=0; CONCATENATE([.B97];&quot;00&quot;);     [.C97]=1; CONCATENATE([.B97];&quot;01&quot;);     [.C97]=2; CONCATENATE([.B97];&quot;10&quot;);     [.C97]=3; CONCATENATE([.B97];&quot;11&quot;) )" office:value-type="string" office:string-value="110000000" calcext:value-type="string">
            <text:p>110000000</text:p>
          </table:table-cell>
          <table:table-cell table:formula="of:=DECIMAL([.D88];2)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89];2)" office:value-type="string" office:string-value="1011000" calcext:value-type="string">
            <text:p>1011000</text:p>
          </table:table-cell>
          <table:table-cell table:formula="of:=MOD([.A89];4)" office:value-type="float" office:value="0" calcext:value-type="float">
            <text:p>0</text:p>
          </table:table-cell>
          <table:table-cell table:formula="of:=COM.MICROSOFT.IFS(     [.C98]=0; CONCATENATE([.B98];&quot;00&quot;);     [.C98]=1; CONCATENATE([.B98];&quot;01&quot;);     [.C98]=2; CONCATENATE([.B98];&quot;10&quot;);     [.C98]=3; CONCATENATE([.B98];&quot;11&quot;) )" office:value-type="string" office:string-value="110000101" calcext:value-type="string">
            <text:p>110000101</text:p>
          </table:table-cell>
          <table:table-cell table:formula="of:=DECIMAL([.D89];2)"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0];2)" office:value-type="string" office:string-value="1011001" calcext:value-type="string">
            <text:p>1011001</text:p>
          </table:table-cell>
          <table:table-cell table:formula="of:=MOD([.A90];4)" office:value-type="float" office:value="1" calcext:value-type="float">
            <text:p>1</text:p>
          </table:table-cell>
          <table:table-cell table:formula="of:=COM.MICROSOFT.IFS(     [.C99]=0; CONCATENATE([.B99];&quot;00&quot;);     [.C99]=1; CONCATENATE([.B99];&quot;01&quot;);     [.C99]=2; CONCATENATE([.B99];&quot;10&quot;);     [.C99]=3; CONCATENATE([.B99];&quot;11&quot;) )" office:value-type="string" office:string-value="110001010" calcext:value-type="string">
            <text:p>110001010</text:p>
          </table:table-cell>
          <table:table-cell table:formula="of:=DECIMAL([.D90];2)"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1];2)" office:value-type="string" office:string-value="1011010" calcext:value-type="string">
            <text:p>1011010</text:p>
          </table:table-cell>
          <table:table-cell table:formula="of:=MOD([.A91];4)" office:value-type="float" office:value="2" calcext:value-type="float">
            <text:p>2</text:p>
          </table:table-cell>
          <table:table-cell table:formula="of:=COM.MICROSOFT.IFS(     [.C100]=0; CONCATENATE([.B100];&quot;00&quot;);     [.C100]=1; CONCATENATE([.B100];&quot;01&quot;);     [.C100]=2; CONCATENATE([.B100];&quot;10&quot;);     [.C100]=3; CONCATENATE([.B100];&quot;11&quot;) )" office:value-type="string" office:string-value="110001111" calcext:value-type="string">
            <text:p>110001111</text:p>
          </table:table-cell>
          <table:table-cell table:formula="of:=DECIMAL([.D91];2)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2];2)" office:value-type="string" office:string-value="1011011" calcext:value-type="string">
            <text:p>1011011</text:p>
          </table:table-cell>
          <table:table-cell table:formula="of:=MOD([.A92];4)" office:value-type="float" office:value="3" calcext:value-type="float">
            <text:p>3</text:p>
          </table:table-cell>
          <table:table-cell table:formula="of:=COM.MICROSOFT.IFS(     [.C101]=0; CONCATENATE([.B101];&quot;00&quot;);     [.C101]=1; CONCATENATE([.B101];&quot;01&quot;);     [.C101]=2; CONCATENATE([.B101];&quot;10&quot;);     [.C101]=3; CONCATENATE([.B101];&quot;11&quot;) )" office:value-type="string" office:string-value="110010000" calcext:value-type="string">
            <text:p>110010000</text:p>
          </table:table-cell>
          <table:table-cell table:formula="of:=DECIMAL([.D92];2)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3];2)" office:value-type="string" office:string-value="1011100" calcext:value-type="string">
            <text:p>1011100</text:p>
          </table:table-cell>
          <table:table-cell table:formula="of:=MOD([.A93];4)" office:value-type="float" office:value="0" calcext:value-type="float">
            <text:p>0</text:p>
          </table:table-cell>
          <table:table-cell table:formula="of:=COM.MICROSOFT.IFS(     [.C102]=0; CONCATENATE([.B102];&quot;00&quot;);     [.C102]=1; CONCATENATE([.B102];&quot;01&quot;);     [.C102]=2; CONCATENATE([.B102];&quot;10&quot;);     [.C102]=3; CONCATENATE([.B102];&quot;11&quot;) )" office:value-type="string" office:string-value="110010101" calcext:value-type="string">
            <text:p>110010101</text:p>
          </table:table-cell>
          <table:table-cell table:formula="of:=DECIMAL([.D93];2)"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4];2)" office:value-type="string" office:string-value="1011101" calcext:value-type="string">
            <text:p>1011101</text:p>
          </table:table-cell>
          <table:table-cell table:formula="of:=MOD([.A94];4)" office:value-type="float" office:value="1" calcext:value-type="float">
            <text:p>1</text:p>
          </table:table-cell>
          <table:table-cell table:formula="of:=COM.MICROSOFT.IFS(     [.C103]=0; CONCATENATE([.B103];&quot;00&quot;);     [.C103]=1; CONCATENATE([.B103];&quot;01&quot;);     [.C103]=2; CONCATENATE([.B103];&quot;10&quot;);     [.C103]=3; CONCATENATE([.B103];&quot;11&quot;) )" office:value-type="string" office:string-value="110011010" calcext:value-type="string">
            <text:p>110011010</text:p>
          </table:table-cell>
          <table:table-cell table:formula="of:=DECIMAL([.D94];2)"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5];2)" office:value-type="string" office:string-value="1011110" calcext:value-type="string">
            <text:p>1011110</text:p>
          </table:table-cell>
          <table:table-cell table:formula="of:=MOD([.A95];4)" office:value-type="float" office:value="2" calcext:value-type="float">
            <text:p>2</text:p>
          </table:table-cell>
          <table:table-cell table:formula="of:=COM.MICROSOFT.IFS(     [.C104]=0; CONCATENATE([.B104];&quot;00&quot;);     [.C104]=1; CONCATENATE([.B104];&quot;01&quot;);     [.C104]=2; CONCATENATE([.B104];&quot;10&quot;);     [.C104]=3; CONCATENATE([.B104];&quot;11&quot;) )" office:value-type="string" office:string-value="110011111" calcext:value-type="string">
            <text:p>110011111</text:p>
          </table:table-cell>
          <table:table-cell table:formula="of:=DECIMAL([.D95];2)"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6];2)" office:value-type="string" office:string-value="1011111" calcext:value-type="string">
            <text:p>1011111</text:p>
          </table:table-cell>
          <table:table-cell table:formula="of:=MOD([.A96];4)" office:value-type="float" office:value="3" calcext:value-type="float">
            <text:p>3</text:p>
          </table:table-cell>
          <table:table-cell table:formula="of:=COM.MICROSOFT.IFS(     [.C105]=0; CONCATENATE([.B105];&quot;00&quot;);     [.C105]=1; CONCATENATE([.B105];&quot;01&quot;);     [.C105]=2; CONCATENATE([.B105];&quot;10&quot;);     [.C105]=3; CONCATENATE([.B105];&quot;11&quot;) )" office:value-type="string" office:string-value="110100000" calcext:value-type="string">
            <text:p>110100000</text:p>
          </table:table-cell>
          <table:table-cell table:formula="of:=DECIMAL([.D96];2)"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7];2)" office:value-type="string" office:string-value="1100000" calcext:value-type="string">
            <text:p>1100000</text:p>
          </table:table-cell>
          <table:table-cell table:formula="of:=MOD([.A97];4)" office:value-type="float" office:value="0" calcext:value-type="float">
            <text:p>0</text:p>
          </table:table-cell>
          <table:table-cell table:formula="of:=COM.MICROSOFT.IFS(     [.C106]=0; CONCATENATE([.B106];&quot;00&quot;);     [.C106]=1; CONCATENATE([.B106];&quot;01&quot;);     [.C106]=2; CONCATENATE([.B106];&quot;10&quot;);     [.C106]=3; CONCATENATE([.B106];&quot;11&quot;) )" office:value-type="string" office:string-value="110100101" calcext:value-type="string">
            <text:p>110100101</text:p>
          </table:table-cell>
          <table:table-cell table:formula="of:=DECIMAL([.D97];2)"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8];2)" office:value-type="string" office:string-value="1100001" calcext:value-type="string">
            <text:p>1100001</text:p>
          </table:table-cell>
          <table:table-cell table:formula="of:=MOD([.A98];4)" office:value-type="float" office:value="1" calcext:value-type="float">
            <text:p>1</text:p>
          </table:table-cell>
          <table:table-cell table:formula="of:=COM.MICROSOFT.IFS(     [.C107]=0; CONCATENATE([.B107];&quot;00&quot;);     [.C107]=1; CONCATENATE([.B107];&quot;01&quot;);     [.C107]=2; CONCATENATE([.B107];&quot;10&quot;);     [.C107]=3; CONCATENATE([.B107];&quot;11&quot;) )" office:value-type="string" office:string-value="110101010" calcext:value-type="string">
            <text:p>110101010</text:p>
          </table:table-cell>
          <table:table-cell table:formula="of:=DECIMAL([.D98];2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99];2)" office:value-type="string" office:string-value="1100010" calcext:value-type="string">
            <text:p>1100010</text:p>
          </table:table-cell>
          <table:table-cell table:formula="of:=MOD([.A99];4)" office:value-type="float" office:value="2" calcext:value-type="float">
            <text:p>2</text:p>
          </table:table-cell>
          <table:table-cell table:formula="of:=COM.MICROSOFT.IFS(     [.C108]=0; CONCATENATE([.B108];&quot;00&quot;);     [.C108]=1; CONCATENATE([.B108];&quot;01&quot;);     [.C108]=2; CONCATENATE([.B108];&quot;10&quot;);     [.C108]=3; CONCATENATE([.B108];&quot;11&quot;) )" office:value-type="string" office:string-value="110101111" calcext:value-type="string">
            <text:p>110101111</text:p>
          </table:table-cell>
          <table:table-cell table:formula="of:=DECIMAL([.D99];2)"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0];2)" office:value-type="string" office:string-value="1100011" calcext:value-type="string">
            <text:p>1100011</text:p>
          </table:table-cell>
          <table:table-cell table:formula="of:=MOD([.A100];4)" office:value-type="float" office:value="3" calcext:value-type="float">
            <text:p>3</text:p>
          </table:table-cell>
          <table:table-cell table:formula="of:=COM.MICROSOFT.IFS(     [.C109]=0; CONCATENATE([.B109];&quot;00&quot;);     [.C109]=1; CONCATENATE([.B109];&quot;01&quot;);     [.C109]=2; CONCATENATE([.B109];&quot;10&quot;);     [.C109]=3; CONCATENATE([.B109];&quot;11&quot;) )" office:value-type="string" office:string-value="110110000" calcext:value-type="string">
            <text:p>110110000</text:p>
          </table:table-cell>
          <table:table-cell table:formula="of:=DECIMAL([.D100];2)"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1];2)" office:value-type="string" office:string-value="1100100" calcext:value-type="string">
            <text:p>1100100</text:p>
          </table:table-cell>
          <table:table-cell table:formula="of:=MOD([.A101];4)" office:value-type="float" office:value="0" calcext:value-type="float">
            <text:p>0</text:p>
          </table:table-cell>
          <table:table-cell table:formula="of:=COM.MICROSOFT.IFS(     [.C110]=0; CONCATENATE([.B110];&quot;00&quot;);     [.C110]=1; CONCATENATE([.B110];&quot;01&quot;);     [.C110]=2; CONCATENATE([.B110];&quot;10&quot;);     [.C110]=3; CONCATENATE([.B110];&quot;11&quot;) )" office:value-type="string" office:string-value="110110101" calcext:value-type="string">
            <text:p>110110101</text:p>
          </table:table-cell>
          <table:table-cell table:formula="of:=DECIMAL([.D101];2)"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2];2)" office:value-type="string" office:string-value="1100101" calcext:value-type="string">
            <text:p>1100101</text:p>
          </table:table-cell>
          <table:table-cell table:formula="of:=MOD([.A102];4)" office:value-type="float" office:value="1" calcext:value-type="float">
            <text:p>1</text:p>
          </table:table-cell>
          <table:table-cell table:formula="of:=COM.MICROSOFT.IFS(     [.C111]=0; CONCATENATE([.B111];&quot;00&quot;);     [.C111]=1; CONCATENATE([.B111];&quot;01&quot;);     [.C111]=2; CONCATENATE([.B111];&quot;10&quot;);     [.C111]=3; CONCATENATE([.B111];&quot;11&quot;) )" office:value-type="string" office:string-value="110111010" calcext:value-type="string">
            <text:p>110111010</text:p>
          </table:table-cell>
          <table:table-cell table:formula="of:=DECIMAL([.D102];2)"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3];2)" office:value-type="string" office:string-value="1100110" calcext:value-type="string">
            <text:p>1100110</text:p>
          </table:table-cell>
          <table:table-cell table:formula="of:=MOD([.A103];4)" office:value-type="float" office:value="2" calcext:value-type="float">
            <text:p>2</text:p>
          </table:table-cell>
          <table:table-cell table:formula="of:=COM.MICROSOFT.IFS(     [.C112]=0; CONCATENATE([.B112];&quot;00&quot;);     [.C112]=1; CONCATENATE([.B112];&quot;01&quot;);     [.C112]=2; CONCATENATE([.B112];&quot;10&quot;);     [.C112]=3; CONCATENATE([.B112];&quot;11&quot;) )" office:value-type="string" office:string-value="110111111" calcext:value-type="string">
            <text:p>110111111</text:p>
          </table:table-cell>
          <table:table-cell table:formula="of:=DECIMAL([.D103];2)"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4];2)" office:value-type="string" office:string-value="1100111" calcext:value-type="string">
            <text:p>1100111</text:p>
          </table:table-cell>
          <table:table-cell table:formula="of:=MOD([.A104];4)" office:value-type="float" office:value="3" calcext:value-type="float">
            <text:p>3</text:p>
          </table:table-cell>
          <table:table-cell table:formula="of:=COM.MICROSOFT.IFS(     [.C113]=0; CONCATENATE([.B113];&quot;00&quot;);     [.C113]=1; CONCATENATE([.B113];&quot;01&quot;);     [.C113]=2; CONCATENATE([.B113];&quot;10&quot;);     [.C113]=3; CONCATENATE([.B113];&quot;11&quot;) )" office:value-type="string" office:string-value="111000000" calcext:value-type="string">
            <text:p>111000000</text:p>
          </table:table-cell>
          <table:table-cell table:formula="of:=DECIMAL([.D104];2)"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5];2)" office:value-type="string" office:string-value="1101000" calcext:value-type="string">
            <text:p>1101000</text:p>
          </table:table-cell>
          <table:table-cell table:formula="of:=MOD([.A105];4)" office:value-type="float" office:value="0" calcext:value-type="float">
            <text:p>0</text:p>
          </table:table-cell>
          <table:table-cell table:formula="of:=COM.MICROSOFT.IFS(     [.C114]=0; CONCATENATE([.B114];&quot;00&quot;);     [.C114]=1; CONCATENATE([.B114];&quot;01&quot;);     [.C114]=2; CONCATENATE([.B114];&quot;10&quot;);     [.C114]=3; CONCATENATE([.B114];&quot;11&quot;) )" office:value-type="string" office:string-value="111000101" calcext:value-type="string">
            <text:p>111000101</text:p>
          </table:table-cell>
          <table:table-cell table:formula="of:=DECIMAL([.D105];2)"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6];2)" office:value-type="string" office:string-value="1101001" calcext:value-type="string">
            <text:p>1101001</text:p>
          </table:table-cell>
          <table:table-cell table:formula="of:=MOD([.A106];4)" office:value-type="float" office:value="1" calcext:value-type="float">
            <text:p>1</text:p>
          </table:table-cell>
          <table:table-cell table:formula="of:=COM.MICROSOFT.IFS(     [.C115]=0; CONCATENATE([.B115];&quot;00&quot;);     [.C115]=1; CONCATENATE([.B115];&quot;01&quot;);     [.C115]=2; CONCATENATE([.B115];&quot;10&quot;);     [.C115]=3; CONCATENATE([.B115];&quot;11&quot;) )" office:value-type="string" office:string-value="111001010" calcext:value-type="string">
            <text:p>111001010</text:p>
          </table:table-cell>
          <table:table-cell table:formula="of:=DECIMAL([.D106];2)"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7];2)" office:value-type="string" office:string-value="1101010" calcext:value-type="string">
            <text:p>1101010</text:p>
          </table:table-cell>
          <table:table-cell table:formula="of:=MOD([.A107];4)" office:value-type="float" office:value="2" calcext:value-type="float">
            <text:p>2</text:p>
          </table:table-cell>
          <table:table-cell table:formula="of:=COM.MICROSOFT.IFS(     [.C116]=0; CONCATENATE([.B116];&quot;00&quot;);     [.C116]=1; CONCATENATE([.B116];&quot;01&quot;);     [.C116]=2; CONCATENATE([.B116];&quot;10&quot;);     [.C116]=3; CONCATENATE([.B116];&quot;11&quot;) )" office:value-type="string" office:string-value="111001111" calcext:value-type="string">
            <text:p>111001111</text:p>
          </table:table-cell>
          <table:table-cell table:formula="of:=DECIMAL([.D107];2)"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8];2)" office:value-type="string" office:string-value="1101011" calcext:value-type="string">
            <text:p>1101011</text:p>
          </table:table-cell>
          <table:table-cell table:formula="of:=MOD([.A108];4)" office:value-type="float" office:value="3" calcext:value-type="float">
            <text:p>3</text:p>
          </table:table-cell>
          <table:table-cell table:formula="of:=COM.MICROSOFT.IFS(     [.C117]=0; CONCATENATE([.B117];&quot;00&quot;);     [.C117]=1; CONCATENATE([.B117];&quot;01&quot;);     [.C117]=2; CONCATENATE([.B117];&quot;10&quot;);     [.C117]=3; CONCATENATE([.B117];&quot;11&quot;) )" office:value-type="string" office:string-value="111010000" calcext:value-type="string">
            <text:p>111010000</text:p>
          </table:table-cell>
          <table:table-cell table:formula="of:=DECIMAL([.D108];2)"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09];2)" office:value-type="string" office:string-value="1101100" calcext:value-type="string">
            <text:p>1101100</text:p>
          </table:table-cell>
          <table:table-cell table:formula="of:=MOD([.A109];4)" office:value-type="float" office:value="0" calcext:value-type="float">
            <text:p>0</text:p>
          </table:table-cell>
          <table:table-cell table:formula="of:=COM.MICROSOFT.IFS(     [.C118]=0; CONCATENATE([.B118];&quot;00&quot;);     [.C118]=1; CONCATENATE([.B118];&quot;01&quot;);     [.C118]=2; CONCATENATE([.B118];&quot;10&quot;);     [.C118]=3; CONCATENATE([.B118];&quot;11&quot;) )" office:value-type="string" office:string-value="111010101" calcext:value-type="string">
            <text:p>111010101</text:p>
          </table:table-cell>
          <table:table-cell table:formula="of:=DECIMAL([.D109];2)"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0];2)" office:value-type="string" office:string-value="1101101" calcext:value-type="string">
            <text:p>1101101</text:p>
          </table:table-cell>
          <table:table-cell table:formula="of:=MOD([.A110];4)" office:value-type="float" office:value="1" calcext:value-type="float">
            <text:p>1</text:p>
          </table:table-cell>
          <table:table-cell table:formula="of:=COM.MICROSOFT.IFS(     [.C119]=0; CONCATENATE([.B119];&quot;00&quot;);     [.C119]=1; CONCATENATE([.B119];&quot;01&quot;);     [.C119]=2; CONCATENATE([.B119];&quot;10&quot;);     [.C119]=3; CONCATENATE([.B119];&quot;11&quot;) )" office:value-type="string" office:string-value="111011010" calcext:value-type="string">
            <text:p>111011010</text:p>
          </table:table-cell>
          <table:table-cell table:formula="of:=DECIMAL([.D110];2)"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1];2)" office:value-type="string" office:string-value="1101110" calcext:value-type="string">
            <text:p>1101110</text:p>
          </table:table-cell>
          <table:table-cell table:formula="of:=MOD([.A111];4)" office:value-type="float" office:value="2" calcext:value-type="float">
            <text:p>2</text:p>
          </table:table-cell>
          <table:table-cell table:formula="of:=COM.MICROSOFT.IFS(     [.C120]=0; CONCATENATE([.B120];&quot;00&quot;);     [.C120]=1; CONCATENATE([.B120];&quot;01&quot;);     [.C120]=2; CONCATENATE([.B120];&quot;10&quot;);     [.C120]=3; CONCATENATE([.B120];&quot;11&quot;) )" office:value-type="string" office:string-value="111011111" calcext:value-type="string">
            <text:p>111011111</text:p>
          </table:table-cell>
          <table:table-cell table:formula="of:=DECIMAL([.D111];2)"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2];2)" office:value-type="string" office:string-value="1101111" calcext:value-type="string">
            <text:p>1101111</text:p>
          </table:table-cell>
          <table:table-cell table:formula="of:=MOD([.A112];4)" office:value-type="float" office:value="3" calcext:value-type="float">
            <text:p>3</text:p>
          </table:table-cell>
          <table:table-cell table:formula="of:=COM.MICROSOFT.IFS(     [.C121]=0; CONCATENATE([.B121];&quot;00&quot;);     [.C121]=1; CONCATENATE([.B121];&quot;01&quot;);     [.C121]=2; CONCATENATE([.B121];&quot;10&quot;);     [.C121]=3; CONCATENATE([.B121];&quot;11&quot;) )" office:value-type="string" office:string-value="111100000" calcext:value-type="string">
            <text:p>111100000</text:p>
          </table:table-cell>
          <table:table-cell table:formula="of:=DECIMAL([.D112];2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3];2)" office:value-type="string" office:string-value="1110000" calcext:value-type="string">
            <text:p>1110000</text:p>
          </table:table-cell>
          <table:table-cell table:formula="of:=MOD([.A113];4)" office:value-type="float" office:value="0" calcext:value-type="float">
            <text:p>0</text:p>
          </table:table-cell>
          <table:table-cell table:formula="of:=COM.MICROSOFT.IFS(     [.C122]=0; CONCATENATE([.B122];&quot;00&quot;);     [.C122]=1; CONCATENATE([.B122];&quot;01&quot;);     [.C122]=2; CONCATENATE([.B122];&quot;10&quot;);     [.C122]=3; CONCATENATE([.B122];&quot;11&quot;) )" office:value-type="string" office:string-value="111100101" calcext:value-type="string">
            <text:p>111100101</text:p>
          </table:table-cell>
          <table:table-cell table:formula="of:=DECIMAL([.D113];2)"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4];2)" office:value-type="string" office:string-value="1110001" calcext:value-type="string">
            <text:p>1110001</text:p>
          </table:table-cell>
          <table:table-cell table:formula="of:=MOD([.A114];4)" office:value-type="float" office:value="1" calcext:value-type="float">
            <text:p>1</text:p>
          </table:table-cell>
          <table:table-cell table:formula="of:=COM.MICROSOFT.IFS(     [.C123]=0; CONCATENATE([.B123];&quot;00&quot;);     [.C123]=1; CONCATENATE([.B123];&quot;01&quot;);     [.C123]=2; CONCATENATE([.B123];&quot;10&quot;);     [.C123]=3; CONCATENATE([.B123];&quot;11&quot;) )" office:value-type="string" office:string-value="111101010" calcext:value-type="string">
            <text:p>111101010</text:p>
          </table:table-cell>
          <table:table-cell table:formula="of:=DECIMAL([.D114];2)"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5];2)" office:value-type="string" office:string-value="1110010" calcext:value-type="string">
            <text:p>1110010</text:p>
          </table:table-cell>
          <table:table-cell table:formula="of:=MOD([.A115];4)" office:value-type="float" office:value="2" calcext:value-type="float">
            <text:p>2</text:p>
          </table:table-cell>
          <table:table-cell table:formula="of:=COM.MICROSOFT.IFS(     [.C124]=0; CONCATENATE([.B124];&quot;00&quot;);     [.C124]=1; CONCATENATE([.B124];&quot;01&quot;);     [.C124]=2; CONCATENATE([.B124];&quot;10&quot;);     [.C124]=3; CONCATENATE([.B124];&quot;11&quot;) )" office:value-type="string" office:string-value="111101111" calcext:value-type="string">
            <text:p>111101111</text:p>
          </table:table-cell>
          <table:table-cell table:formula="of:=DECIMAL([.D115];2)"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6];2)" office:value-type="string" office:string-value="1110011" calcext:value-type="string">
            <text:p>1110011</text:p>
          </table:table-cell>
          <table:table-cell table:formula="of:=MOD([.A116];4)" office:value-type="float" office:value="3" calcext:value-type="float">
            <text:p>3</text:p>
          </table:table-cell>
          <table:table-cell table:formula="of:=COM.MICROSOFT.IFS(     [.C125]=0; CONCATENATE([.B125];&quot;00&quot;);     [.C125]=1; CONCATENATE([.B125];&quot;01&quot;);     [.C125]=2; CONCATENATE([.B125];&quot;10&quot;);     [.C125]=3; CONCATENATE([.B125];&quot;11&quot;) )" office:value-type="string" office:string-value="111110000" calcext:value-type="string">
            <text:p>111110000</text:p>
          </table:table-cell>
          <table:table-cell table:formula="of:=DECIMAL([.D116];2)"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7];2)" office:value-type="string" office:string-value="1110100" calcext:value-type="string">
            <text:p>1110100</text:p>
          </table:table-cell>
          <table:table-cell table:formula="of:=MOD([.A117];4)" office:value-type="float" office:value="0" calcext:value-type="float">
            <text:p>0</text:p>
          </table:table-cell>
          <table:table-cell table:formula="of:=COM.MICROSOFT.IFS(     [.C126]=0; CONCATENATE([.B126];&quot;00&quot;);     [.C126]=1; CONCATENATE([.B126];&quot;01&quot;);     [.C126]=2; CONCATENATE([.B126];&quot;10&quot;);     [.C126]=3; CONCATENATE([.B126];&quot;11&quot;) )" office:value-type="string" office:string-value="111110101" calcext:value-type="string">
            <text:p>111110101</text:p>
          </table:table-cell>
          <table:table-cell table:formula="of:=DECIMAL([.D117];2)"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8];2)" office:value-type="string" office:string-value="1110101" calcext:value-type="string">
            <text:p>1110101</text:p>
          </table:table-cell>
          <table:table-cell table:formula="of:=MOD([.A118];4)" office:value-type="float" office:value="1" calcext:value-type="float">
            <text:p>1</text:p>
          </table:table-cell>
          <table:table-cell table:formula="of:=COM.MICROSOFT.IFS(     [.C127]=0; CONCATENATE([.B127];&quot;00&quot;);     [.C127]=1; CONCATENATE([.B127];&quot;01&quot;);     [.C127]=2; CONCATENATE([.B127];&quot;10&quot;);     [.C127]=3; CONCATENATE([.B127];&quot;11&quot;) )" office:value-type="string" office:string-value="111111010" calcext:value-type="string">
            <text:p>111111010</text:p>
          </table:table-cell>
          <table:table-cell table:formula="of:=DECIMAL([.D118];2)"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19];2)" office:value-type="string" office:string-value="1110110" calcext:value-type="string">
            <text:p>1110110</text:p>
          </table:table-cell>
          <table:table-cell table:formula="of:=MOD([.A119];4)" office:value-type="float" office:value="2" calcext:value-type="float">
            <text:p>2</text:p>
          </table:table-cell>
          <table:table-cell table:formula="of:=COM.MICROSOFT.IFS(     [.C128]=0; CONCATENATE([.B128];&quot;00&quot;);     [.C128]=1; CONCATENATE([.B128];&quot;01&quot;);     [.C128]=2; CONCATENATE([.B128];&quot;10&quot;);     [.C128]=3; CONCATENATE([.B128];&quot;11&quot;) )" office:value-type="string" office:string-value="111111111" calcext:value-type="string">
            <text:p>111111111</text:p>
          </table:table-cell>
          <table:table-cell table:formula="of:=DECIMAL([.D119];2)"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0];2)" office:value-type="string" office:string-value="1110111" calcext:value-type="string">
            <text:p>1110111</text:p>
          </table:table-cell>
          <table:table-cell table:formula="of:=MOD([.A120];4)" office:value-type="float" office:value="3" calcext:value-type="float">
            <text:p>3</text:p>
          </table:table-cell>
          <table:table-cell table:formula="of:=COM.MICROSOFT.IFS(     [.C129]=0; CONCATENATE([.B129];&quot;00&quot;);     [.C129]=1; CONCATENATE([.B129];&quot;01&quot;);     [.C129]=2; CONCATENATE([.B129];&quot;10&quot;);     [.C129]=3; CONCATENATE([.B129];&quot;11&quot;) )" office:value-type="string" office:string-value="1000000000" calcext:value-type="string">
            <text:p>1000000000</text:p>
          </table:table-cell>
          <table:table-cell table:formula="of:=DECIMAL([.D120];2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1];2)" office:value-type="string" office:string-value="1111000" calcext:value-type="string">
            <text:p>1111000</text:p>
          </table:table-cell>
          <table:table-cell table:formula="of:=MOD([.A121];4)" office:value-type="float" office:value="0" calcext:value-type="float">
            <text:p>0</text:p>
          </table:table-cell>
          <table:table-cell table:formula="of:=COM.MICROSOFT.IFS(     [.C130]=0; CONCATENATE([.B130];&quot;00&quot;);     [.C130]=1; CONCATENATE([.B130];&quot;01&quot;);     [.C130]=2; CONCATENATE([.B130];&quot;10&quot;);     [.C130]=3; CONCATENATE([.B130];&quot;11&quot;) )" office:value-type="string" office:string-value="1000000101" calcext:value-type="string">
            <text:p>1000000101</text:p>
          </table:table-cell>
          <table:table-cell table:formula="of:=DECIMAL([.D121];2)"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2];2)" office:value-type="string" office:string-value="1111001" calcext:value-type="string">
            <text:p>1111001</text:p>
          </table:table-cell>
          <table:table-cell table:formula="of:=MOD([.A122];4)" office:value-type="float" office:value="1" calcext:value-type="float">
            <text:p>1</text:p>
          </table:table-cell>
          <table:table-cell table:formula="of:=COM.MICROSOFT.IFS(     [.C131]=0; CONCATENATE([.B131];&quot;00&quot;);     [.C131]=1; CONCATENATE([.B131];&quot;01&quot;);     [.C131]=2; CONCATENATE([.B131];&quot;10&quot;);     [.C131]=3; CONCATENATE([.B131];&quot;11&quot;) )" office:value-type="string" office:string-value="1000001010" calcext:value-type="string">
            <text:p>1000001010</text:p>
          </table:table-cell>
          <table:table-cell table:formula="of:=DECIMAL([.D122];2)"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3];2)" office:value-type="string" office:string-value="1111010" calcext:value-type="string">
            <text:p>1111010</text:p>
          </table:table-cell>
          <table:table-cell table:formula="of:=MOD([.A123];4)" office:value-type="float" office:value="2" calcext:value-type="float">
            <text:p>2</text:p>
          </table:table-cell>
          <table:table-cell table:formula="of:=COM.MICROSOFT.IFS(     [.C132]=0; CONCATENATE([.B132];&quot;00&quot;);     [.C132]=1; CONCATENATE([.B132];&quot;01&quot;);     [.C132]=2; CONCATENATE([.B132];&quot;10&quot;);     [.C132]=3; CONCATENATE([.B132];&quot;11&quot;) )" office:value-type="string" office:string-value="1000001111" calcext:value-type="string">
            <text:p>1000001111</text:p>
          </table:table-cell>
          <table:table-cell table:formula="of:=DECIMAL([.D123];2)"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4];2)" office:value-type="string" office:string-value="1111011" calcext:value-type="string">
            <text:p>1111011</text:p>
          </table:table-cell>
          <table:table-cell table:formula="of:=MOD([.A124];4)" office:value-type="float" office:value="3" calcext:value-type="float">
            <text:p>3</text:p>
          </table:table-cell>
          <table:table-cell table:formula="of:=COM.MICROSOFT.IFS(     [.C133]=0; CONCATENATE([.B133];&quot;00&quot;);     [.C133]=1; CONCATENATE([.B133];&quot;01&quot;);     [.C133]=2; CONCATENATE([.B133];&quot;10&quot;);     [.C133]=3; CONCATENATE([.B133];&quot;11&quot;) )" office:value-type="string" office:string-value="1000010000" calcext:value-type="string">
            <text:p>1000010000</text:p>
          </table:table-cell>
          <table:table-cell table:formula="of:=DECIMAL([.D124];2)"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5];2)" office:value-type="string" office:string-value="1111100" calcext:value-type="string">
            <text:p>1111100</text:p>
          </table:table-cell>
          <table:table-cell table:formula="of:=MOD([.A125];4)" office:value-type="float" office:value="0" calcext:value-type="float">
            <text:p>0</text:p>
          </table:table-cell>
          <table:table-cell table:formula="of:=COM.MICROSOFT.IFS(     [.C134]=0; CONCATENATE([.B134];&quot;00&quot;);     [.C134]=1; CONCATENATE([.B134];&quot;01&quot;);     [.C134]=2; CONCATENATE([.B134];&quot;10&quot;);     [.C134]=3; CONCATENATE([.B134];&quot;11&quot;) )" office:value-type="string" office:string-value="1000010101" calcext:value-type="string">
            <text:p>1000010101</text:p>
          </table:table-cell>
          <table:table-cell table:formula="of:=DECIMAL([.D125];2)"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6];2)" office:value-type="string" office:string-value="1111101" calcext:value-type="string">
            <text:p>1111101</text:p>
          </table:table-cell>
          <table:table-cell table:formula="of:=MOD([.A126];4)" office:value-type="float" office:value="1" calcext:value-type="float">
            <text:p>1</text:p>
          </table:table-cell>
          <table:table-cell table:formula="of:=COM.MICROSOFT.IFS(     [.C135]=0; CONCATENATE([.B135];&quot;00&quot;);     [.C135]=1; CONCATENATE([.B135];&quot;01&quot;);     [.C135]=2; CONCATENATE([.B135];&quot;10&quot;);     [.C135]=3; CONCATENATE([.B135];&quot;11&quot;) )" office:value-type="string" office:string-value="1000011010" calcext:value-type="string">
            <text:p>1000011010</text:p>
          </table:table-cell>
          <table:table-cell table:formula="of:=DECIMAL([.D126];2)"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7];2)" office:value-type="string" office:string-value="1111110" calcext:value-type="string">
            <text:p>1111110</text:p>
          </table:table-cell>
          <table:table-cell table:formula="of:=MOD([.A127];4)" office:value-type="float" office:value="2" calcext:value-type="float">
            <text:p>2</text:p>
          </table:table-cell>
          <table:table-cell table:formula="of:=COM.MICROSOFT.IFS(     [.C136]=0; CONCATENATE([.B136];&quot;00&quot;);     [.C136]=1; CONCATENATE([.B136];&quot;01&quot;);     [.C136]=2; CONCATENATE([.B136];&quot;10&quot;);     [.C136]=3; CONCATENATE([.B136];&quot;11&quot;) )" office:value-type="string" office:string-value="1000011111" calcext:value-type="string">
            <text:p>1000011111</text:p>
          </table:table-cell>
          <table:table-cell table:formula="of:=DECIMAL([.D127];2)"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8];2)" office:value-type="string" office:string-value="1111111" calcext:value-type="string">
            <text:p>1111111</text:p>
          </table:table-cell>
          <table:table-cell table:formula="of:=MOD([.A128];4)" office:value-type="float" office:value="3" calcext:value-type="float">
            <text:p>3</text:p>
          </table:table-cell>
          <table:table-cell table:formula="of:=COM.MICROSOFT.IFS(     [.C137]=0; CONCATENATE([.B137];&quot;00&quot;);     [.C137]=1; CONCATENATE([.B137];&quot;01&quot;);     [.C137]=2; CONCATENATE([.B137];&quot;10&quot;);     [.C137]=3; CONCATENATE([.B137];&quot;11&quot;) )" office:value-type="string" office:string-value="1000100000" calcext:value-type="string">
            <text:p>1000100000</text:p>
          </table:table-cell>
          <table:table-cell table:formula="of:=DECIMAL([.D128];2)"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29];2)" office:value-type="string" office:string-value="10000000" calcext:value-type="string">
            <text:p>10000000</text:p>
          </table:table-cell>
          <table:table-cell table:formula="of:=MOD([.A129];4)" office:value-type="float" office:value="0" calcext:value-type="float">
            <text:p>0</text:p>
          </table:table-cell>
          <table:table-cell table:formula="of:=COM.MICROSOFT.IFS(     [.C138]=0; CONCATENATE([.B138];&quot;00&quot;);     [.C138]=1; CONCATENATE([.B138];&quot;01&quot;);     [.C138]=2; CONCATENATE([.B138];&quot;10&quot;);     [.C138]=3; CONCATENATE([.B138];&quot;11&quot;) )" office:value-type="string" office:string-value="1000100101" calcext:value-type="string">
            <text:p>1000100101</text:p>
          </table:table-cell>
          <table:table-cell table:formula="of:=DECIMAL([.D129];2)"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0];2)" office:value-type="string" office:string-value="10000001" calcext:value-type="string">
            <text:p>10000001</text:p>
          </table:table-cell>
          <table:table-cell table:formula="of:=MOD([.A130];4)" office:value-type="float" office:value="1" calcext:value-type="float">
            <text:p>1</text:p>
          </table:table-cell>
          <table:table-cell table:formula="of:=COM.MICROSOFT.IFS(     [.C139]=0; CONCATENATE([.B139];&quot;00&quot;);     [.C139]=1; CONCATENATE([.B139];&quot;01&quot;);     [.C139]=2; CONCATENATE([.B139];&quot;10&quot;);     [.C139]=3; CONCATENATE([.B139];&quot;11&quot;) )" office:value-type="string" office:string-value="1000101010" calcext:value-type="string">
            <text:p>1000101010</text:p>
          </table:table-cell>
          <table:table-cell table:formula="of:=DECIMAL([.D130];2)"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1];2)" office:value-type="string" office:string-value="10000010" calcext:value-type="string">
            <text:p>10000010</text:p>
          </table:table-cell>
          <table:table-cell table:formula="of:=MOD([.A131];4)" office:value-type="float" office:value="2" calcext:value-type="float">
            <text:p>2</text:p>
          </table:table-cell>
          <table:table-cell table:formula="of:=COM.MICROSOFT.IFS(     [.C140]=0; CONCATENATE([.B140];&quot;00&quot;);     [.C140]=1; CONCATENATE([.B140];&quot;01&quot;);     [.C140]=2; CONCATENATE([.B140];&quot;10&quot;);     [.C140]=3; CONCATENATE([.B140];&quot;11&quot;) )" office:value-type="string" office:string-value="1000101111" calcext:value-type="string">
            <text:p>1000101111</text:p>
          </table:table-cell>
          <table:table-cell table:formula="of:=DECIMAL([.D131];2)"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2];2)" office:value-type="string" office:string-value="10000011" calcext:value-type="string">
            <text:p>10000011</text:p>
          </table:table-cell>
          <table:table-cell table:formula="of:=MOD([.A132];4)" office:value-type="float" office:value="3" calcext:value-type="float">
            <text:p>3</text:p>
          </table:table-cell>
          <table:table-cell table:formula="of:=COM.MICROSOFT.IFS(     [.C141]=0; CONCATENATE([.B141];&quot;00&quot;);     [.C141]=1; CONCATENATE([.B141];&quot;01&quot;);     [.C141]=2; CONCATENATE([.B141];&quot;10&quot;);     [.C141]=3; CONCATENATE([.B141];&quot;11&quot;) )" office:value-type="string" office:string-value="1000110000" calcext:value-type="string">
            <text:p>1000110000</text:p>
          </table:table-cell>
          <table:table-cell table:formula="of:=DECIMAL([.D132];2)"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3];2)" office:value-type="string" office:string-value="10000100" calcext:value-type="string">
            <text:p>10000100</text:p>
          </table:table-cell>
          <table:table-cell table:formula="of:=MOD([.A133];4)" office:value-type="float" office:value="0" calcext:value-type="float">
            <text:p>0</text:p>
          </table:table-cell>
          <table:table-cell table:formula="of:=COM.MICROSOFT.IFS(     [.C142]=0; CONCATENATE([.B142];&quot;00&quot;);     [.C142]=1; CONCATENATE([.B142];&quot;01&quot;);     [.C142]=2; CONCATENATE([.B142];&quot;10&quot;);     [.C142]=3; CONCATENATE([.B142];&quot;11&quot;) )" office:value-type="string" office:string-value="1000110101" calcext:value-type="string">
            <text:p>1000110101</text:p>
          </table:table-cell>
          <table:table-cell table:formula="of:=DECIMAL([.D133];2)"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4];2)" office:value-type="string" office:string-value="10000101" calcext:value-type="string">
            <text:p>10000101</text:p>
          </table:table-cell>
          <table:table-cell table:formula="of:=MOD([.A134];4)" office:value-type="float" office:value="1" calcext:value-type="float">
            <text:p>1</text:p>
          </table:table-cell>
          <table:table-cell table:formula="of:=COM.MICROSOFT.IFS(     [.C143]=0; CONCATENATE([.B143];&quot;00&quot;);     [.C143]=1; CONCATENATE([.B143];&quot;01&quot;);     [.C143]=2; CONCATENATE([.B143];&quot;10&quot;);     [.C143]=3; CONCATENATE([.B143];&quot;11&quot;) )" office:value-type="string" office:string-value="1000111010" calcext:value-type="string">
            <text:p>1000111010</text:p>
          </table:table-cell>
          <table:table-cell table:formula="of:=DECIMAL([.D134];2)"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5];2)" office:value-type="string" office:string-value="10000110" calcext:value-type="string">
            <text:p>10000110</text:p>
          </table:table-cell>
          <table:table-cell table:formula="of:=MOD([.A135];4)" office:value-type="float" office:value="2" calcext:value-type="float">
            <text:p>2</text:p>
          </table:table-cell>
          <table:table-cell table:formula="of:=COM.MICROSOFT.IFS(     [.C144]=0; CONCATENATE([.B144];&quot;00&quot;);     [.C144]=1; CONCATENATE([.B144];&quot;01&quot;);     [.C144]=2; CONCATENATE([.B144];&quot;10&quot;);     [.C144]=3; CONCATENATE([.B144];&quot;11&quot;) )" office:value-type="string" office:string-value="1000111111" calcext:value-type="string">
            <text:p>1000111111</text:p>
          </table:table-cell>
          <table:table-cell table:formula="of:=DECIMAL([.D135];2)"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6];2)" office:value-type="string" office:string-value="10000111" calcext:value-type="string">
            <text:p>10000111</text:p>
          </table:table-cell>
          <table:table-cell table:formula="of:=MOD([.A136];4)" office:value-type="float" office:value="3" calcext:value-type="float">
            <text:p>3</text:p>
          </table:table-cell>
          <table:table-cell table:formula="of:=COM.MICROSOFT.IFS(     [.C145]=0; CONCATENATE([.B145];&quot;00&quot;);     [.C145]=1; CONCATENATE([.B145];&quot;01&quot;);     [.C145]=2; CONCATENATE([.B145];&quot;10&quot;);     [.C145]=3; CONCATENATE([.B145];&quot;11&quot;) )" office:value-type="string" office:string-value="1001000000" calcext:value-type="string">
            <text:p>1001000000</text:p>
          </table:table-cell>
          <table:table-cell table:formula="of:=DECIMAL([.D136];2)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7];2)" office:value-type="string" office:string-value="10001000" calcext:value-type="string">
            <text:p>10001000</text:p>
          </table:table-cell>
          <table:table-cell table:formula="of:=MOD([.A137];4)" office:value-type="float" office:value="0" calcext:value-type="float">
            <text:p>0</text:p>
          </table:table-cell>
          <table:table-cell table:formula="of:=COM.MICROSOFT.IFS(     [.C146]=0; CONCATENATE([.B146];&quot;00&quot;);     [.C146]=1; CONCATENATE([.B146];&quot;01&quot;);     [.C146]=2; CONCATENATE([.B146];&quot;10&quot;);     [.C146]=3; CONCATENATE([.B146];&quot;11&quot;) )" office:value-type="string" office:string-value="1001000101" calcext:value-type="string">
            <text:p>1001000101</text:p>
          </table:table-cell>
          <table:table-cell table:formula="of:=DECIMAL([.D137];2)"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8];2)" office:value-type="string" office:string-value="10001001" calcext:value-type="string">
            <text:p>10001001</text:p>
          </table:table-cell>
          <table:table-cell table:formula="of:=MOD([.A138];4)" office:value-type="float" office:value="1" calcext:value-type="float">
            <text:p>1</text:p>
          </table:table-cell>
          <table:table-cell table:formula="of:=COM.MICROSOFT.IFS(     [.C147]=0; CONCATENATE([.B147];&quot;00&quot;);     [.C147]=1; CONCATENATE([.B147];&quot;01&quot;);     [.C147]=2; CONCATENATE([.B147];&quot;10&quot;);     [.C147]=3; CONCATENATE([.B147];&quot;11&quot;) )" office:value-type="string" office:string-value="1001001010" calcext:value-type="string">
            <text:p>1001001010</text:p>
          </table:table-cell>
          <table:table-cell table:formula="of:=DECIMAL([.D138];2)"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39];2)" office:value-type="string" office:string-value="10001010" calcext:value-type="string">
            <text:p>10001010</text:p>
          </table:table-cell>
          <table:table-cell table:formula="of:=MOD([.A139];4)" office:value-type="float" office:value="2" calcext:value-type="float">
            <text:p>2</text:p>
          </table:table-cell>
          <table:table-cell table:formula="of:=COM.MICROSOFT.IFS(     [.C148]=0; CONCATENATE([.B148];&quot;00&quot;);     [.C148]=1; CONCATENATE([.B148];&quot;01&quot;);     [.C148]=2; CONCATENATE([.B148];&quot;10&quot;);     [.C148]=3; CONCATENATE([.B148];&quot;11&quot;) )" office:value-type="string" office:string-value="1001001111" calcext:value-type="string">
            <text:p>1001001111</text:p>
          </table:table-cell>
          <table:table-cell table:formula="of:=DECIMAL([.D139];2)"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0];2)" office:value-type="string" office:string-value="10001011" calcext:value-type="string">
            <text:p>10001011</text:p>
          </table:table-cell>
          <table:table-cell table:formula="of:=MOD([.A140];4)" office:value-type="float" office:value="3" calcext:value-type="float">
            <text:p>3</text:p>
          </table:table-cell>
          <table:table-cell table:formula="of:=COM.MICROSOFT.IFS(     [.C149]=0; CONCATENATE([.B149];&quot;00&quot;);     [.C149]=1; CONCATENATE([.B149];&quot;01&quot;);     [.C149]=2; CONCATENATE([.B149];&quot;10&quot;);     [.C149]=3; CONCATENATE([.B149];&quot;11&quot;) )" office:value-type="string" office:string-value="1001010000" calcext:value-type="string">
            <text:p>1001010000</text:p>
          </table:table-cell>
          <table:table-cell table:formula="of:=DECIMAL([.D140];2)"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1];2)" office:value-type="string" office:string-value="10001100" calcext:value-type="string">
            <text:p>10001100</text:p>
          </table:table-cell>
          <table:table-cell table:formula="of:=MOD([.A141];4)" office:value-type="float" office:value="0" calcext:value-type="float">
            <text:p>0</text:p>
          </table:table-cell>
          <table:table-cell table:formula="of:=COM.MICROSOFT.IFS(     [.C150]=0; CONCATENATE([.B150];&quot;00&quot;);     [.C150]=1; CONCATENATE([.B150];&quot;01&quot;);     [.C150]=2; CONCATENATE([.B150];&quot;10&quot;);     [.C150]=3; CONCATENATE([.B150];&quot;11&quot;) )" office:value-type="string" office:string-value="1001010101" calcext:value-type="string">
            <text:p>1001010101</text:p>
          </table:table-cell>
          <table:table-cell table:formula="of:=DECIMAL([.D141];2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2];2)" office:value-type="string" office:string-value="10001101" calcext:value-type="string">
            <text:p>10001101</text:p>
          </table:table-cell>
          <table:table-cell table:formula="of:=MOD([.A142];4)" office:value-type="float" office:value="1" calcext:value-type="float">
            <text:p>1</text:p>
          </table:table-cell>
          <table:table-cell table:formula="of:=COM.MICROSOFT.IFS(     [.C151]=0; CONCATENATE([.B151];&quot;00&quot;);     [.C151]=1; CONCATENATE([.B151];&quot;01&quot;);     [.C151]=2; CONCATENATE([.B151];&quot;10&quot;);     [.C151]=3; CONCATENATE([.B151];&quot;11&quot;) )" office:value-type="string" office:string-value="1001011010" calcext:value-type="string">
            <text:p>1001011010</text:p>
          </table:table-cell>
          <table:table-cell table:formula="of:=DECIMAL([.D142];2)"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3];2)" office:value-type="string" office:string-value="10001110" calcext:value-type="string">
            <text:p>10001110</text:p>
          </table:table-cell>
          <table:table-cell table:formula="of:=MOD([.A143];4)" office:value-type="float" office:value="2" calcext:value-type="float">
            <text:p>2</text:p>
          </table:table-cell>
          <table:table-cell table:formula="of:=COM.MICROSOFT.IFS(     [.C152]=0; CONCATENATE([.B152];&quot;00&quot;);     [.C152]=1; CONCATENATE([.B152];&quot;01&quot;);     [.C152]=2; CONCATENATE([.B152];&quot;10&quot;);     [.C152]=3; CONCATENATE([.B152];&quot;11&quot;) )" office:value-type="string" office:string-value="1001011111" calcext:value-type="string">
            <text:p>1001011111</text:p>
          </table:table-cell>
          <table:table-cell table:formula="of:=DECIMAL([.D143];2)"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4];2)" office:value-type="string" office:string-value="10001111" calcext:value-type="string">
            <text:p>10001111</text:p>
          </table:table-cell>
          <table:table-cell table:formula="of:=MOD([.A144];4)" office:value-type="float" office:value="3" calcext:value-type="float">
            <text:p>3</text:p>
          </table:table-cell>
          <table:table-cell table:formula="of:=COM.MICROSOFT.IFS(     [.C153]=0; CONCATENATE([.B153];&quot;00&quot;);     [.C153]=1; CONCATENATE([.B153];&quot;01&quot;);     [.C153]=2; CONCATENATE([.B153];&quot;10&quot;);     [.C153]=3; CONCATENATE([.B153];&quot;11&quot;) )" office:value-type="string" office:string-value="1001100000" calcext:value-type="string">
            <text:p>1001100000</text:p>
          </table:table-cell>
          <table:table-cell table:formula="of:=DECIMAL([.D144];2)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5];2)" office:value-type="string" office:string-value="10010000" calcext:value-type="string">
            <text:p>10010000</text:p>
          </table:table-cell>
          <table:table-cell table:formula="of:=MOD([.A145];4)" office:value-type="float" office:value="0" calcext:value-type="float">
            <text:p>0</text:p>
          </table:table-cell>
          <table:table-cell table:formula="of:=COM.MICROSOFT.IFS(     [.C154]=0; CONCATENATE([.B154];&quot;00&quot;);     [.C154]=1; CONCATENATE([.B154];&quot;01&quot;);     [.C154]=2; CONCATENATE([.B154];&quot;10&quot;);     [.C154]=3; CONCATENATE([.B154];&quot;11&quot;) )" office:value-type="string" office:string-value="1001100101" calcext:value-type="string">
            <text:p>1001100101</text:p>
          </table:table-cell>
          <table:table-cell table:formula="of:=DECIMAL([.D145];2)"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6];2)" office:value-type="string" office:string-value="10010001" calcext:value-type="string">
            <text:p>10010001</text:p>
          </table:table-cell>
          <table:table-cell table:formula="of:=MOD([.A146];4)" office:value-type="float" office:value="1" calcext:value-type="float">
            <text:p>1</text:p>
          </table:table-cell>
          <table:table-cell table:formula="of:=COM.MICROSOFT.IFS(     [.C155]=0; CONCATENATE([.B155];&quot;00&quot;);     [.C155]=1; CONCATENATE([.B155];&quot;01&quot;);     [.C155]=2; CONCATENATE([.B155];&quot;10&quot;);     [.C155]=3; CONCATENATE([.B155];&quot;11&quot;) )" office:value-type="string" office:string-value="1001101010" calcext:value-type="string">
            <text:p>1001101010</text:p>
          </table:table-cell>
          <table:table-cell table:formula="of:=DECIMAL([.D146];2)"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7];2)" office:value-type="string" office:string-value="10010010" calcext:value-type="string">
            <text:p>10010010</text:p>
          </table:table-cell>
          <table:table-cell table:formula="of:=MOD([.A147];4)" office:value-type="float" office:value="2" calcext:value-type="float">
            <text:p>2</text:p>
          </table:table-cell>
          <table:table-cell table:formula="of:=COM.MICROSOFT.IFS(     [.C156]=0; CONCATENATE([.B156];&quot;00&quot;);     [.C156]=1; CONCATENATE([.B156];&quot;01&quot;);     [.C156]=2; CONCATENATE([.B156];&quot;10&quot;);     [.C156]=3; CONCATENATE([.B156];&quot;11&quot;) )" office:value-type="string" office:string-value="1001101111" calcext:value-type="string">
            <text:p>1001101111</text:p>
          </table:table-cell>
          <table:table-cell table:formula="of:=DECIMAL([.D147];2)"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8];2)" office:value-type="string" office:string-value="10010011" calcext:value-type="string">
            <text:p>10010011</text:p>
          </table:table-cell>
          <table:table-cell table:formula="of:=MOD([.A148];4)" office:value-type="float" office:value="3" calcext:value-type="float">
            <text:p>3</text:p>
          </table:table-cell>
          <table:table-cell table:formula="of:=COM.MICROSOFT.IFS(     [.C157]=0; CONCATENATE([.B157];&quot;00&quot;);     [.C157]=1; CONCATENATE([.B157];&quot;01&quot;);     [.C157]=2; CONCATENATE([.B157];&quot;10&quot;);     [.C157]=3; CONCATENATE([.B157];&quot;11&quot;) )" office:value-type="string" office:string-value="1001110000" calcext:value-type="string">
            <text:p>1001110000</text:p>
          </table:table-cell>
          <table:table-cell table:formula="of:=DECIMAL([.D148];2)"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49];2)" office:value-type="string" office:string-value="10010100" calcext:value-type="string">
            <text:p>10010100</text:p>
          </table:table-cell>
          <table:table-cell table:formula="of:=MOD([.A149];4)" office:value-type="float" office:value="0" calcext:value-type="float">
            <text:p>0</text:p>
          </table:table-cell>
          <table:table-cell table:formula="of:=COM.MICROSOFT.IFS(     [.C158]=0; CONCATENATE([.B158];&quot;00&quot;);     [.C158]=1; CONCATENATE([.B158];&quot;01&quot;);     [.C158]=2; CONCATENATE([.B158];&quot;10&quot;);     [.C158]=3; CONCATENATE([.B158];&quot;11&quot;) )" office:value-type="string" office:string-value="1001110101" calcext:value-type="string">
            <text:p>1001110101</text:p>
          </table:table-cell>
          <table:table-cell table:formula="of:=DECIMAL([.D149];2)"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0];2)" office:value-type="string" office:string-value="10010101" calcext:value-type="string">
            <text:p>10010101</text:p>
          </table:table-cell>
          <table:table-cell table:formula="of:=MOD([.A150];4)" office:value-type="float" office:value="1" calcext:value-type="float">
            <text:p>1</text:p>
          </table:table-cell>
          <table:table-cell table:formula="of:=COM.MICROSOFT.IFS(     [.C159]=0; CONCATENATE([.B159];&quot;00&quot;);     [.C159]=1; CONCATENATE([.B159];&quot;01&quot;);     [.C159]=2; CONCATENATE([.B159];&quot;10&quot;);     [.C159]=3; CONCATENATE([.B159];&quot;11&quot;) )" office:value-type="string" office:string-value="1001111010" calcext:value-type="string">
            <text:p>1001111010</text:p>
          </table:table-cell>
          <table:table-cell table:formula="of:=DECIMAL([.D150];2)"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1];2)" office:value-type="string" office:string-value="10010110" calcext:value-type="string">
            <text:p>10010110</text:p>
          </table:table-cell>
          <table:table-cell table:formula="of:=MOD([.A151];4)" office:value-type="float" office:value="2" calcext:value-type="float">
            <text:p>2</text:p>
          </table:table-cell>
          <table:table-cell table:formula="of:=COM.MICROSOFT.IFS(     [.C160]=0; CONCATENATE([.B160];&quot;00&quot;);     [.C160]=1; CONCATENATE([.B160];&quot;01&quot;);     [.C160]=2; CONCATENATE([.B160];&quot;10&quot;);     [.C160]=3; CONCATENATE([.B160];&quot;11&quot;) )" office:value-type="string" office:string-value="1001111111" calcext:value-type="string">
            <text:p>1001111111</text:p>
          </table:table-cell>
          <table:table-cell table:formula="of:=DECIMAL([.D151];2)"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2];2)" office:value-type="string" office:string-value="10010111" calcext:value-type="string">
            <text:p>10010111</text:p>
          </table:table-cell>
          <table:table-cell table:formula="of:=MOD([.A152];4)" office:value-type="float" office:value="3" calcext:value-type="float">
            <text:p>3</text:p>
          </table:table-cell>
          <table:table-cell table:formula="of:=COM.MICROSOFT.IFS(     [.C161]=0; CONCATENATE([.B161];&quot;00&quot;);     [.C161]=1; CONCATENATE([.B161];&quot;01&quot;);     [.C161]=2; CONCATENATE([.B161];&quot;10&quot;);     [.C161]=3; CONCATENATE([.B161];&quot;11&quot;) )" office:value-type="string" office:string-value="1010000000" calcext:value-type="string">
            <text:p>1010000000</text:p>
          </table:table-cell>
          <table:table-cell table:formula="of:=DECIMAL([.D152];2)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3];2)" office:value-type="string" office:string-value="10011000" calcext:value-type="string">
            <text:p>10011000</text:p>
          </table:table-cell>
          <table:table-cell table:formula="of:=MOD([.A153];4)" office:value-type="float" office:value="0" calcext:value-type="float">
            <text:p>0</text:p>
          </table:table-cell>
          <table:table-cell table:formula="of:=COM.MICROSOFT.IFS(     [.C162]=0; CONCATENATE([.B162];&quot;00&quot;);     [.C162]=1; CONCATENATE([.B162];&quot;01&quot;);     [.C162]=2; CONCATENATE([.B162];&quot;10&quot;);     [.C162]=3; CONCATENATE([.B162];&quot;11&quot;) )" office:value-type="string" office:string-value="1010000101" calcext:value-type="string">
            <text:p>1010000101</text:p>
          </table:table-cell>
          <table:table-cell table:formula="of:=DECIMAL([.D153];2)"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4];2)" office:value-type="string" office:string-value="10011001" calcext:value-type="string">
            <text:p>10011001</text:p>
          </table:table-cell>
          <table:table-cell table:formula="of:=MOD([.A154];4)" office:value-type="float" office:value="1" calcext:value-type="float">
            <text:p>1</text:p>
          </table:table-cell>
          <table:table-cell table:formula="of:=COM.MICROSOFT.IFS(     [.C163]=0; CONCATENATE([.B163];&quot;00&quot;);     [.C163]=1; CONCATENATE([.B163];&quot;01&quot;);     [.C163]=2; CONCATENATE([.B163];&quot;10&quot;);     [.C163]=3; CONCATENATE([.B163];&quot;11&quot;) )" office:value-type="string" office:string-value="1010001010" calcext:value-type="string">
            <text:p>1010001010</text:p>
          </table:table-cell>
          <table:table-cell table:formula="of:=DECIMAL([.D154];2)"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5];2)" office:value-type="string" office:string-value="10011010" calcext:value-type="string">
            <text:p>10011010</text:p>
          </table:table-cell>
          <table:table-cell table:formula="of:=MOD([.A155];4)" office:value-type="float" office:value="2" calcext:value-type="float">
            <text:p>2</text:p>
          </table:table-cell>
          <table:table-cell table:formula="of:=COM.MICROSOFT.IFS(     [.C164]=0; CONCATENATE([.B164];&quot;00&quot;);     [.C164]=1; CONCATENATE([.B164];&quot;01&quot;);     [.C164]=2; CONCATENATE([.B164];&quot;10&quot;);     [.C164]=3; CONCATENATE([.B164];&quot;11&quot;) )" office:value-type="string" office:string-value="1010001111" calcext:value-type="string">
            <text:p>1010001111</text:p>
          </table:table-cell>
          <table:table-cell table:formula="of:=DECIMAL([.D155];2)"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6];2)" office:value-type="string" office:string-value="10011011" calcext:value-type="string">
            <text:p>10011011</text:p>
          </table:table-cell>
          <table:table-cell table:formula="of:=MOD([.A156];4)" office:value-type="float" office:value="3" calcext:value-type="float">
            <text:p>3</text:p>
          </table:table-cell>
          <table:table-cell table:formula="of:=COM.MICROSOFT.IFS(     [.C165]=0; CONCATENATE([.B165];&quot;00&quot;);     [.C165]=1; CONCATENATE([.B165];&quot;01&quot;);     [.C165]=2; CONCATENATE([.B165];&quot;10&quot;);     [.C165]=3; CONCATENATE([.B165];&quot;11&quot;) )" office:value-type="string" office:string-value="1010010000" calcext:value-type="string">
            <text:p>1010010000</text:p>
          </table:table-cell>
          <table:table-cell table:formula="of:=DECIMAL([.D156];2)"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7];2)" office:value-type="string" office:string-value="10011100" calcext:value-type="string">
            <text:p>10011100</text:p>
          </table:table-cell>
          <table:table-cell table:formula="of:=MOD([.A157];4)" office:value-type="float" office:value="0" calcext:value-type="float">
            <text:p>0</text:p>
          </table:table-cell>
          <table:table-cell table:formula="of:=COM.MICROSOFT.IFS(     [.C166]=0; CONCATENATE([.B166];&quot;00&quot;);     [.C166]=1; CONCATENATE([.B166];&quot;01&quot;);     [.C166]=2; CONCATENATE([.B166];&quot;10&quot;);     [.C166]=3; CONCATENATE([.B166];&quot;11&quot;) )" office:value-type="string" office:string-value="1010010101" calcext:value-type="string">
            <text:p>1010010101</text:p>
          </table:table-cell>
          <table:table-cell table:formula="of:=DECIMAL([.D157];2)"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8];2)" office:value-type="string" office:string-value="10011101" calcext:value-type="string">
            <text:p>10011101</text:p>
          </table:table-cell>
          <table:table-cell table:formula="of:=MOD([.A158];4)" office:value-type="float" office:value="1" calcext:value-type="float">
            <text:p>1</text:p>
          </table:table-cell>
          <table:table-cell table:formula="of:=COM.MICROSOFT.IFS(     [.C167]=0; CONCATENATE([.B167];&quot;00&quot;);     [.C167]=1; CONCATENATE([.B167];&quot;01&quot;);     [.C167]=2; CONCATENATE([.B167];&quot;10&quot;);     [.C167]=3; CONCATENATE([.B167];&quot;11&quot;) )" office:value-type="string" office:string-value="1010011010" calcext:value-type="string">
            <text:p>1010011010</text:p>
          </table:table-cell>
          <table:table-cell table:formula="of:=DECIMAL([.D158];2)"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59];2)" office:value-type="string" office:string-value="10011110" calcext:value-type="string">
            <text:p>10011110</text:p>
          </table:table-cell>
          <table:table-cell table:formula="of:=MOD([.A159];4)" office:value-type="float" office:value="2" calcext:value-type="float">
            <text:p>2</text:p>
          </table:table-cell>
          <table:table-cell table:formula="of:=COM.MICROSOFT.IFS(     [.C168]=0; CONCATENATE([.B168];&quot;00&quot;);     [.C168]=1; CONCATENATE([.B168];&quot;01&quot;);     [.C168]=2; CONCATENATE([.B168];&quot;10&quot;);     [.C168]=3; CONCATENATE([.B168];&quot;11&quot;) )" office:value-type="string" office:string-value="1010011111" calcext:value-type="string">
            <text:p>1010011111</text:p>
          </table:table-cell>
          <table:table-cell table:formula="of:=DECIMAL([.D159];2)"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0];2)" office:value-type="string" office:string-value="10011111" calcext:value-type="string">
            <text:p>10011111</text:p>
          </table:table-cell>
          <table:table-cell table:formula="of:=MOD([.A160];4)" office:value-type="float" office:value="3" calcext:value-type="float">
            <text:p>3</text:p>
          </table:table-cell>
          <table:table-cell table:formula="of:=COM.MICROSOFT.IFS(     [.C169]=0; CONCATENATE([.B169];&quot;00&quot;);     [.C169]=1; CONCATENATE([.B169];&quot;01&quot;);     [.C169]=2; CONCATENATE([.B169];&quot;10&quot;);     [.C169]=3; CONCATENATE([.B169];&quot;11&quot;) )" office:value-type="string" office:string-value="1010100000" calcext:value-type="string">
            <text:p>1010100000</text:p>
          </table:table-cell>
          <table:table-cell table:formula="of:=DECIMAL([.D160];2)"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1];2)" office:value-type="string" office:string-value="10100000" calcext:value-type="string">
            <text:p>10100000</text:p>
          </table:table-cell>
          <table:table-cell table:formula="of:=MOD([.A161];4)" office:value-type="float" office:value="0" calcext:value-type="float">
            <text:p>0</text:p>
          </table:table-cell>
          <table:table-cell table:formula="of:=COM.MICROSOFT.IFS(     [.C170]=0; CONCATENATE([.B170];&quot;00&quot;);     [.C170]=1; CONCATENATE([.B170];&quot;01&quot;);     [.C170]=2; CONCATENATE([.B170];&quot;10&quot;);     [.C170]=3; CONCATENATE([.B170];&quot;11&quot;) )" office:value-type="string" office:string-value="1010100101" calcext:value-type="string">
            <text:p>1010100101</text:p>
          </table:table-cell>
          <table:table-cell table:formula="of:=DECIMAL([.D161];2)"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2];2)" office:value-type="string" office:string-value="10100001" calcext:value-type="string">
            <text:p>10100001</text:p>
          </table:table-cell>
          <table:table-cell table:formula="of:=MOD([.A162];4)" office:value-type="float" office:value="1" calcext:value-type="float">
            <text:p>1</text:p>
          </table:table-cell>
          <table:table-cell table:formula="of:=COM.MICROSOFT.IFS(     [.C171]=0; CONCATENATE([.B171];&quot;00&quot;);     [.C171]=1; CONCATENATE([.B171];&quot;01&quot;);     [.C171]=2; CONCATENATE([.B171];&quot;10&quot;);     [.C171]=3; CONCATENATE([.B171];&quot;11&quot;) )" office:value-type="string" office:string-value="1010101010" calcext:value-type="string">
            <text:p>1010101010</text:p>
          </table:table-cell>
          <table:table-cell table:formula="of:=DECIMAL([.D162];2)"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3];2)" office:value-type="string" office:string-value="10100010" calcext:value-type="string">
            <text:p>10100010</text:p>
          </table:table-cell>
          <table:table-cell table:formula="of:=MOD([.A163];4)" office:value-type="float" office:value="2" calcext:value-type="float">
            <text:p>2</text:p>
          </table:table-cell>
          <table:table-cell table:formula="of:=COM.MICROSOFT.IFS(     [.C172]=0; CONCATENATE([.B172];&quot;00&quot;);     [.C172]=1; CONCATENATE([.B172];&quot;01&quot;);     [.C172]=2; CONCATENATE([.B172];&quot;10&quot;);     [.C172]=3; CONCATENATE([.B172];&quot;11&quot;) )" office:value-type="string" office:string-value="1010101111" calcext:value-type="string">
            <text:p>1010101111</text:p>
          </table:table-cell>
          <table:table-cell table:formula="of:=DECIMAL([.D163];2)"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4];2)" office:value-type="string" office:string-value="10100011" calcext:value-type="string">
            <text:p>10100011</text:p>
          </table:table-cell>
          <table:table-cell table:formula="of:=MOD([.A164];4)" office:value-type="float" office:value="3" calcext:value-type="float">
            <text:p>3</text:p>
          </table:table-cell>
          <table:table-cell table:formula="of:=COM.MICROSOFT.IFS(     [.C173]=0; CONCATENATE([.B173];&quot;00&quot;);     [.C173]=1; CONCATENATE([.B173];&quot;01&quot;);     [.C173]=2; CONCATENATE([.B173];&quot;10&quot;);     [.C173]=3; CONCATENATE([.B173];&quot;11&quot;) )" office:value-type="string" office:string-value="1010110000" calcext:value-type="string">
            <text:p>1010110000</text:p>
          </table:table-cell>
          <table:table-cell table:formula="of:=DECIMAL([.D164];2)"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5];2)" office:value-type="string" office:string-value="10100100" calcext:value-type="string">
            <text:p>10100100</text:p>
          </table:table-cell>
          <table:table-cell table:formula="of:=MOD([.A165];4)" office:value-type="float" office:value="0" calcext:value-type="float">
            <text:p>0</text:p>
          </table:table-cell>
          <table:table-cell table:formula="of:=COM.MICROSOFT.IFS(     [.C174]=0; CONCATENATE([.B174];&quot;00&quot;);     [.C174]=1; CONCATENATE([.B174];&quot;01&quot;);     [.C174]=2; CONCATENATE([.B174];&quot;10&quot;);     [.C174]=3; CONCATENATE([.B174];&quot;11&quot;) )" office:value-type="string" office:string-value="1010110101" calcext:value-type="string">
            <text:p>1010110101</text:p>
          </table:table-cell>
          <table:table-cell table:formula="of:=DECIMAL([.D165];2)"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6];2)" office:value-type="string" office:string-value="10100101" calcext:value-type="string">
            <text:p>10100101</text:p>
          </table:table-cell>
          <table:table-cell table:formula="of:=MOD([.A166];4)" office:value-type="float" office:value="1" calcext:value-type="float">
            <text:p>1</text:p>
          </table:table-cell>
          <table:table-cell table:formula="of:=COM.MICROSOFT.IFS(     [.C175]=0; CONCATENATE([.B175];&quot;00&quot;);     [.C175]=1; CONCATENATE([.B175];&quot;01&quot;);     [.C175]=2; CONCATENATE([.B175];&quot;10&quot;);     [.C175]=3; CONCATENATE([.B175];&quot;11&quot;) )" office:value-type="string" office:string-value="00" calcext:value-type="string">
            <text:p>00</text:p>
          </table:table-cell>
          <table:table-cell table:formula="of:=DECIMAL([.D166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7];2)" office:value-type="string" office:string-value="10100110" calcext:value-type="string">
            <text:p>10100110</text:p>
          </table:table-cell>
          <table:table-cell table:formula="of:=MOD([.A167];4)" office:value-type="float" office:value="2" calcext:value-type="float">
            <text:p>2</text:p>
          </table:table-cell>
          <table:table-cell table:formula="of:=COM.MICROSOFT.IFS(     [.C176]=0; CONCATENATE([.B176];&quot;00&quot;);     [.C176]=1; CONCATENATE([.B176];&quot;01&quot;);     [.C176]=2; CONCATENATE([.B176];&quot;10&quot;);     [.C176]=3; CONCATENATE([.B176];&quot;11&quot;) )" office:value-type="string" office:string-value="00" calcext:value-type="string">
            <text:p>00</text:p>
          </table:table-cell>
          <table:table-cell table:formula="of:=DECIMAL([.D167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8];2)" office:value-type="string" office:string-value="10100111" calcext:value-type="string">
            <text:p>10100111</text:p>
          </table:table-cell>
          <table:table-cell table:formula="of:=MOD([.A168];4)" office:value-type="float" office:value="3" calcext:value-type="float">
            <text:p>3</text:p>
          </table:table-cell>
          <table:table-cell table:formula="of:=COM.MICROSOFT.IFS(     [.C177]=0; CONCATENATE([.B177];&quot;00&quot;);     [.C177]=1; CONCATENATE([.B177];&quot;01&quot;);     [.C177]=2; CONCATENATE([.B177];&quot;10&quot;);     [.C177]=3; CONCATENATE([.B177];&quot;11&quot;) )" office:value-type="string" office:string-value="00" calcext:value-type="string">
            <text:p>00</text:p>
          </table:table-cell>
          <table:table-cell table:formula="of:=DECIMAL([.D168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69];2)" office:value-type="string" office:string-value="10101000" calcext:value-type="string">
            <text:p>10101000</text:p>
          </table:table-cell>
          <table:table-cell table:formula="of:=MOD([.A169];4)" office:value-type="float" office:value="0" calcext:value-type="float">
            <text:p>0</text:p>
          </table:table-cell>
          <table:table-cell table:formula="of:=COM.MICROSOFT.IFS(     [.C178]=0; CONCATENATE([.B178];&quot;00&quot;);     [.C178]=1; CONCATENATE([.B178];&quot;01&quot;);     [.C178]=2; CONCATENATE([.B178];&quot;10&quot;);     [.C178]=3; CONCATENATE([.B178];&quot;11&quot;) )" office:value-type="string" office:string-value="00" calcext:value-type="string">
            <text:p>00</text:p>
          </table:table-cell>
          <table:table-cell table:formula="of:=DECIMAL([.D169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0];2)" office:value-type="string" office:string-value="10101001" calcext:value-type="string">
            <text:p>10101001</text:p>
          </table:table-cell>
          <table:table-cell table:formula="of:=MOD([.A170];4)" office:value-type="float" office:value="1" calcext:value-type="float">
            <text:p>1</text:p>
          </table:table-cell>
          <table:table-cell table:formula="of:=COM.MICROSOFT.IFS(     [.C179]=0; CONCATENATE([.B179];&quot;00&quot;);     [.C179]=1; CONCATENATE([.B179];&quot;01&quot;);     [.C179]=2; CONCATENATE([.B179];&quot;10&quot;);     [.C179]=3; CONCATENATE([.B179];&quot;11&quot;) )" office:value-type="string" office:string-value="00" calcext:value-type="string">
            <text:p>00</text:p>
          </table:table-cell>
          <table:table-cell table:formula="of:=DECIMAL([.D170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1];2)" office:value-type="string" office:string-value="10101010" calcext:value-type="string">
            <text:p>10101010</text:p>
          </table:table-cell>
          <table:table-cell table:formula="of:=MOD([.A171];4)" office:value-type="float" office:value="2" calcext:value-type="float">
            <text:p>2</text:p>
          </table:table-cell>
          <table:table-cell table:formula="of:=COM.MICROSOFT.IFS(     [.C180]=0; CONCATENATE([.B180];&quot;00&quot;);     [.C180]=1; CONCATENATE([.B180];&quot;01&quot;);     [.C180]=2; CONCATENATE([.B180];&quot;10&quot;);     [.C180]=3; CONCATENATE([.B180];&quot;11&quot;) )" office:value-type="string" office:string-value="00" calcext:value-type="string">
            <text:p>00</text:p>
          </table:table-cell>
          <table:table-cell table:formula="of:=DECIMAL([.D171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2];2)" office:value-type="string" office:string-value="10101011" calcext:value-type="string">
            <text:p>10101011</text:p>
          </table:table-cell>
          <table:table-cell table:formula="of:=MOD([.A172];4)" office:value-type="float" office:value="3" calcext:value-type="float">
            <text:p>3</text:p>
          </table:table-cell>
          <table:table-cell table:formula="of:=COM.MICROSOFT.IFS(     [.C181]=0; CONCATENATE([.B181];&quot;00&quot;);     [.C181]=1; CONCATENATE([.B181];&quot;01&quot;);     [.C181]=2; CONCATENATE([.B181];&quot;10&quot;);     [.C181]=3; CONCATENATE([.B181];&quot;11&quot;) )" office:value-type="string" office:string-value="00" calcext:value-type="string">
            <text:p>00</text:p>
          </table:table-cell>
          <table:table-cell table:formula="of:=DECIMAL([.D172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3];2)" office:value-type="string" office:string-value="10101100" calcext:value-type="string">
            <text:p>10101100</text:p>
          </table:table-cell>
          <table:table-cell table:formula="of:=MOD([.A173];4)" office:value-type="float" office:value="0" calcext:value-type="float">
            <text:p>0</text:p>
          </table:table-cell>
          <table:table-cell table:formula="of:=COM.MICROSOFT.IFS(     [.C182]=0; CONCATENATE([.B182];&quot;00&quot;);     [.C182]=1; CONCATENATE([.B182];&quot;01&quot;);     [.C182]=2; CONCATENATE([.B182];&quot;10&quot;);     [.C182]=3; CONCATENATE([.B182];&quot;11&quot;) )" office:value-type="string" office:string-value="00" calcext:value-type="string">
            <text:p>00</text:p>
          </table:table-cell>
          <table:table-cell table:formula="of:=DECIMAL([.D173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4];2)" office:value-type="string" office:string-value="10101101" calcext:value-type="string">
            <text:p>10101101</text:p>
          </table:table-cell>
          <table:table-cell table:formula="of:=MOD([.A174];4)" office:value-type="float" office:value="1" calcext:value-type="float">
            <text:p>1</text:p>
          </table:table-cell>
          <table:table-cell table:formula="of:=COM.MICROSOFT.IFS(     [.C183]=0; CONCATENATE([.B183];&quot;00&quot;);     [.C183]=1; CONCATENATE([.B183];&quot;01&quot;);     [.C183]=2; CONCATENATE([.B183];&quot;10&quot;);     [.C183]=3; CONCATENATE([.B183];&quot;11&quot;) )" office:value-type="string" office:string-value="00" calcext:value-type="string">
            <text:p>00</text:p>
          </table:table-cell>
          <table:table-cell table:formula="of:=DECIMAL([.D174];2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3:26:04.037454553</meta:creation-date>
    <dc:date>2025-11-06T23:37:12.687806303</dc:date>
    <meta:editing-duration>PT11M8S</meta:editing-duration>
    <meta:editing-cycles>1</meta:editing-cycles>
    <meta:document-statistic meta:table-count="1" meta:cell-count="869" meta:object-count="0"/>
    <meta:generator>LibreOffice/25.8.1.1$Linux_X86_64 LibreOffice_project/6493efb0486b5ef4a09f10f25df428a1c89b13aa</meta:generator>
  </office:meta>
</office:document-meta>
</file>